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5.94cm"/>
    </style:style>
    <style:style style:name="pr2" style:family="presentation" style:parent-style-name="lyt-darkblue-notes">
      <style:graphic-properties draw:fill-color="#ffffff" draw:auto-grow-height="true" fo:min-height="11.41cm"/>
    </style:style>
    <style:style style:name="pr3" style:family="presentation" style:parent-style-name="lyt-darkblue-subtitle">
      <style:graphic-properties draw:fill-color="#ffffff" fo:min-height="13.231cm"/>
    </style:style>
    <style:style style:name="pr4" style:family="presentation" style:parent-style-name="lyt-darkblue-title">
      <style:graphic-properties draw:fill-color="#ffffff" draw:auto-grow-height="true" fo:min-height="3.507cm"/>
    </style:style>
    <style:style style:name="pr5" style:family="presentation" style:parent-style-name="lyt-darkblue-subtitle">
      <style:graphic-properties draw:fill-color="#ffffff" draw:auto-grow-height="true" fo:min-height="8.994cm"/>
    </style:style>
    <style:style style:name="pr6" style:family="presentation" style:parent-style-name="lyt-darkblue-subtitle">
      <style:graphic-properties draw:fill-color="#ffffff" draw:auto-grow-height="true" fo:min-height="7.214cm"/>
    </style:style>
    <style:style style:name="pr7" style:family="presentation" style:parent-style-name="lyt-darkblue-subtitle">
      <style:graphic-properties draw:fill-color="#ffffff" draw:auto-grow-height="true" fo:min-height="6.2cm"/>
    </style:style>
    <style:style style:name="pr8" style:family="presentation" style:parent-style-name="lyt-darkblue-subtitle">
      <style:graphic-properties draw:fill-color="#ffffff" draw:auto-grow-height="true" fo:min-height="6.787cm"/>
    </style:style>
    <style:style style:name="pr9" style:family="presentation" style:parent-style-name="lyt-darkblue-subtitle">
      <style:graphic-properties draw:fill-color="#ffffff" draw:auto-grow-height="true" fo:min-height="17.749cm"/>
    </style:style>
    <style:style style:name="pr10" style:family="presentation" style:parent-style-name="lyt-darkblue-subtitle">
      <style:graphic-properties draw:fill-color="#ffffff" draw:auto-grow-height="true" fo:min-height="4.907cm"/>
    </style:style>
    <style:style style:name="pr11" style:family="presentation" style:parent-style-name="lyt-darkblue-notes">
      <style:graphic-properties draw:fill-color="#ffffff" fo:min-height="11.41cm"/>
    </style:style>
    <style:style style:name="pr12" style:family="presentation" style:parent-style-name="lyt-darkblue-subtitle">
      <style:graphic-properties draw:fill-color="#ffffff" draw:auto-grow-height="true" fo:min-height="10.894cm"/>
    </style:style>
    <style:style style:name="pr13" style:family="presentation" style:parent-style-name="lyt-darkblue-subtitle">
      <style:graphic-properties draw:fill-color="#ffffff" draw:auto-grow-height="true" fo:min-height="16.21cm"/>
    </style:style>
    <style:style style:name="pr14" style:family="presentation" style:parent-style-name="lyt-darkblue-subtitle">
      <style:graphic-properties draw:fill-color="#ffffff" draw:auto-grow-height="true" fo:min-height="8.28cm"/>
    </style:style>
    <style:style style:name="pr15" style:family="presentation" style:parent-style-name="lyt-darkblue-subtitle">
      <style:graphic-properties draw:fill-color="#ffffff" draw:auto-grow-height="true" fo:min-height="12.548cm"/>
    </style:style>
    <style:style style:name="pr16" style:family="presentation" style:parent-style-name="lyt-darkblue-outline1">
      <style:graphic-properties draw:fill-color="#ffffff" fo:min-height="13.071cm"/>
    </style:style>
    <style:style style:name="pr17" style:family="presentation" style:parent-style-name="lyt-darkblue-title">
      <style:graphic-properties draw:fill-color="#ffffff" draw:auto-grow-height="true" fo:min-height="3.751cm"/>
    </style:style>
    <style:style style:name="pr18" style:family="presentation" style:parent-style-name="lyt-darkblue-outline1">
      <style:graphic-properties draw:fill-color="#ffffff" fo:min-height="13.241cm"/>
    </style:style>
    <style:style style:name="pr19" style:family="presentation" style:parent-style-name="lyt-darkblue-outline1">
      <style:graphic-properties draw:fill-color="#ffffff" fo:min-height="15.051cm"/>
    </style:style>
    <style:style style:name="pr20" style:family="presentation" style:parent-style-name="lyt-darkblue-title">
      <style:graphic-properties draw:fill-color="#ffffff" draw:auto-grow-height="true" fo:min-height="2.901cm"/>
    </style:style>
    <style:style style:name="pr21" style:family="presentation" style:parent-style-name="lyt-darkblue-outline1">
      <style:graphic-properties draw:fill-color="#ffffff" fo:min-height="16.549cm"/>
    </style:style>
    <style:style style:name="pr22" style:family="presentation" style:parent-style-name="lyt-darkblue-outline1">
      <style:graphic-properties draw:fill-color="#ffffff" fo:min-height="15.851cm"/>
    </style:style>
    <style:style style:name="pr23" style:family="presentation" style:parent-style-name="lyt-darkblue-outline1">
      <style:graphic-properties draw:fill-color="#ffffff" fo:min-height="16.176cm"/>
    </style:style>
    <style:style style:name="pr24" style:family="presentation" style:parent-style-name="lyt-darkblue-title">
      <style:graphic-properties draw:fill-color="#ffffff" draw:auto-grow-height="true" fo:min-height="3.913cm"/>
    </style:style>
    <style:style style:name="pr25" style:family="presentation" style:parent-style-name="lyt-darkblue-outline1">
      <style:graphic-properties draw:fill-color="#ffffff" fo:min-height="15.251cm"/>
    </style:style>
    <style:style style:name="pr26" style:family="presentation" style:parent-style-name="lyt-darkblue-outline1">
      <style:graphic-properties draw:fill-color="#ffffff" fo:min-height="15.576cm"/>
    </style:style>
    <style:style style:name="pr27" style:family="presentation" style:parent-style-name="lyt-darkblue-outline1" style:list-style-name="L3">
      <style:graphic-properties svg:stroke-color="#cccccc" draw:fill-color="#ffffff" fo:min-height="7.813cm"/>
    </style:style>
    <style:style style:name="pr28" style:family="presentation" style:parent-style-name="lyt-darkblue-title">
      <style:graphic-properties draw:fill-color="#ffffff" draw:auto-grow-height="true" fo:min-height="4.691cm"/>
    </style:style>
    <style:style style:name="pr29" style:family="presentation" style:parent-style-name="lyt-darkblue-outline1" style:list-style-name="L3">
      <style:graphic-properties draw:fill-color="#ffffff" fo:min-height="11.241cm"/>
    </style:style>
    <style:style style:name="pr30" style:family="presentation" style:parent-style-name="lyt-darkblue-outline1" style:list-style-name="L3">
      <style:graphic-properties draw:fill-color="#ffffff" fo:min-height="16.256cm"/>
    </style:style>
    <style:style style:name="pr31" style:family="presentation" style:parent-style-name="lyt-darkblue-outline1" style:list-style-name="L3">
      <style:graphic-properties draw:fill-color="#ffffff" fo:min-height="13.846cm"/>
    </style:style>
    <style:style style:name="pr32" style:family="presentation" style:parent-style-name="lyt-darkblue-outline1" style:list-style-name="L3">
      <style:graphic-properties draw:fill-color="#ffffff" fo:min-height="10.273cm"/>
    </style:style>
    <style:style style:name="pr33" style:family="presentation" style:parent-style-name="lyt-darkblue-outline1" style:list-style-name="L3">
      <style:graphic-properties draw:fill-color="#ffffff" fo:min-height="12.741cm"/>
    </style:style>
    <style:style style:name="pr34" style:family="presentation" style:parent-style-name="lyt-darkblue-outline1" style:list-style-name="L3">
      <style:graphic-properties draw:fill-color="#ffffff" fo:min-height="12.941cm"/>
    </style:style>
    <style:style style:name="pr35" style:family="presentation" style:parent-style-name="lyt-darkblue-outline1" style:list-style-name="L3">
      <style:graphic-properties draw:fill-color="#ffffff" fo:min-height="10.831cm"/>
    </style:style>
    <style:style style:name="pr36" style:family="presentation" style:parent-style-name="lyt-darkblue-outline1" style:list-style-name="L3">
      <style:graphic-properties draw:fill-color="#ffffff" fo:min-height="13.577cm"/>
    </style:style>
    <style:style style:name="pr37" style:family="presentation" style:parent-style-name="lyt-darkblue-title">
      <style:graphic-properties draw:fill-color="#ffffff" draw:auto-grow-height="true" fo:min-height="2.681cm"/>
    </style:style>
    <style:style style:name="pr38" style:family="presentation" style:parent-style-name="lyt-darkblue-outline1" style:list-style-name="L3">
      <style:graphic-properties draw:fill-color="#ffffff" fo:min-height="15.456cm"/>
    </style:style>
    <style:style style:name="pr39" style:family="presentation" style:parent-style-name="lyt-darkblue-outline1" style:list-style-name="L3">
      <style:graphic-properties draw:fill-color="#ffffff" fo:min-height="15.856cm"/>
    </style:style>
    <style:style style:name="pr40" style:family="presentation" style:parent-style-name="lyt-darkblue-outline1" style:list-style-name="L3">
      <style:graphic-properties draw:fill-color="#ffffff" fo:min-height="11.636cm"/>
    </style:style>
    <style:style style:name="pr41" style:family="presentation" style:parent-style-name="lyt-darkblue-outline1" style:list-style-name="L3">
      <style:graphic-properties draw:fill-color="#ffffff" fo:min-height="12.741cm"/>
    </style:style>
    <style:style style:name="pr42" style:family="presentation" style:parent-style-name="lyt-darkblue-outline1" style:list-style-name="L3">
      <style:graphic-properties draw:fill-color="#ffffff" fo:min-height="15.251cm"/>
    </style:style>
    <style:style style:name="pr43" style:family="presentation" style:parent-style-name="lyt-darkblue-outline1" style:list-style-name="L3">
      <style:graphic-properties draw:fill-color="#ffffff" fo:min-height="15.949cm"/>
    </style:style>
    <style:style style:name="pr44" style:family="presentation" style:parent-style-name="lyt-darkblue-outline1" style:list-style-name="L3">
      <style:graphic-properties draw:fill-color="#ffffff" fo:min-height="15.849cm"/>
    </style:style>
    <style:style style:name="pr45" style:family="presentation" style:parent-style-name="lyt-darkblue-outline1" style:list-style-name="L3">
      <style:graphic-properties draw:fill-color="#ffffff" fo:min-height="16.045cm"/>
    </style:style>
    <style:style style:name="pr46" style:family="presentation" style:parent-style-name="lyt-darkblue-outline1" style:list-style-name="L3">
      <style:graphic-properties draw:fill-color="#ffffff" fo:min-height="16.825cm"/>
    </style:style>
    <style:style style:name="pr47" style:family="presentation" style:parent-style-name="lyt-darkblue-subtitle">
      <style:graphic-properties draw:fill-color="#ffffff" fo:min-height="17.001cm"/>
    </style:style>
    <style:style style:name="P1" style:family="paragraph">
      <style:paragraph-properties fo:margin-left="0.6cm" fo:margin-right="0cm" fo:text-indent="-0.6cm"/>
      <style:text-properties fo:hyphenate="false"/>
    </style:style>
    <style:style style:name="P2" style:family="paragraph">
      <style:paragraph-properties fo:margin-left="0.6cm" fo:margin-right="0cm" fo:text-indent="-0.6cm"/>
      <style:text-properties fo:font-size="60pt" fo:hyphenate="false"/>
    </style:style>
    <style:style style:name="P3" style:family="paragraph">
      <style:paragraph-properties fo:margin-left="0cm" fo:margin-right="0cm" fo:text-indent="0cm"/>
    </style:style>
    <style:style style:name="P4" style:family="paragraph">
      <style:paragraph-properties fo:margin-left="0.6cm" fo:margin-right="0cm" fo:text-indent="-0.6cm"/>
      <style:text-properties fo:color="#e6e6ff" fo:font-size="136pt" fo:hyphenate="false"/>
    </style:style>
    <style:style style:name="P5" style:family="paragraph">
      <style:paragraph-properties fo:margin-left="0.6cm" fo:margin-right="0cm" fo:text-indent="-0.6cm"/>
      <style:text-properties fo:color="#e6e6ff" fo:font-size="220pt" fo:hyphenate="false"/>
    </style:style>
    <style:style style:name="P6" style:family="paragraph">
      <style:paragraph-properties fo:margin-left="0.6cm" fo:margin-right="0cm" fo:text-indent="-0.6cm"/>
      <style:text-properties fo:color="#e6e6ff" fo:font-size="121pt" fo:hyphenate="false"/>
    </style:style>
    <style:style style:name="P7" style:family="paragraph">
      <style:paragraph-properties fo:margin-left="0cm" fo:margin-right="0cm" fo:text-align="center" fo:text-indent="0cm"/>
    </style:style>
    <style:style style:name="P8" style:family="paragraph">
      <style:paragraph-properties fo:margin-left="0cm" fo:margin-right="0cm" fo:text-indent="0cm"/>
      <style:text-properties fo:color="#ffffcc" fo:font-size="60pt" fo:font-weight="bold"/>
    </style:style>
    <style:style style:name="P9" style:family="paragraph">
      <style:paragraph-properties fo:margin-left="0.6cm" fo:margin-right="0cm" fo:text-indent="-0.6cm"/>
    </style:style>
    <style:style style:name="P10" style:family="paragraph">
      <style:paragraph-properties fo:margin-left="0.6cm" fo:margin-right="0cm" fo:text-indent="-0.6cm"/>
      <style:text-properties fo:color="#e6e6ff" fo:font-size="54pt"/>
    </style:style>
    <style:style style:name="P11" style:family="paragraph">
      <style:paragraph-properties fo:margin-left="0.6cm" fo:margin-right="0cm" fo:text-indent="-0.6cm"/>
      <style:text-properties fo:color="#e6e6ff" fo:font-size="60pt"/>
    </style:style>
    <style:style style:name="P12" style:family="paragraph">
      <style:paragraph-properties fo:margin-left="0.6cm" fo:margin-right="0cm" fo:text-indent="-0.6cm"/>
      <style:text-properties fo:color="#e6e6ff" fo:font-family="Thorndale" fo:font-size="44pt"/>
    </style:style>
    <style:style style:name="P13" style:family="paragraph">
      <style:paragraph-properties fo:margin-left="0.6cm" fo:margin-right="0cm" fo:text-indent="-0.6cm"/>
      <style:text-properties fo:color="#e6e6ff" fo:font-size="48pt"/>
    </style:style>
    <style:style style:name="P14" style:family="paragraph">
      <style:paragraph-properties fo:margin-left="0cm" fo:margin-right="0cm" fo:text-indent="0cm"/>
      <style:text-properties fo:font-family="'Times New Roman'" style:font-family-generic="roman" style:font-pitch="variable" fo:font-size="54pt"/>
    </style:style>
    <style:style style:name="P15" style:family="paragraph">
      <style:paragraph-properties fo:margin-left="0cm" fo:margin-right="0cm" fo:text-align="center" fo:text-indent="0cm"/>
      <style:text-properties fo:color="#ffffff" fo:font-family="'Times New Roman'" style:font-family-generic="roman" style:font-pitch="variable" fo:font-size="54pt"/>
    </style:style>
    <style:style style:name="P16" style:family="paragraph">
      <style:paragraph-properties fo:margin-left="0.6cm" fo:margin-right="0cm" fo:text-indent="-0.6cm"/>
      <style:text-properties fo:font-size="54pt"/>
    </style:style>
    <style:style style:name="P17" style:family="paragraph">
      <style:paragraph-properties fo:margin-left="0cm" fo:margin-right="0cm" fo:text-align="center" fo:text-indent="0cm"/>
      <style:text-properties fo:font-family="'Times New Roman'" style:font-family-generic="roman" style:font-pitch="variable" fo:font-size="48pt"/>
    </style:style>
    <style:style style:name="P18" style:family="paragraph">
      <style:paragraph-properties fo:margin-left="0cm" fo:margin-right="0cm" fo:margin-top="1.7cm" fo:margin-bottom="1.7cm" fo:text-align="start" fo:text-indent="0cm"/>
    </style:style>
    <style:style style:name="P19" style:family="paragraph">
      <style:paragraph-properties fo:margin-left="1.2cm" fo:margin-right="0cm" fo:text-indent="-0.9cm"/>
      <style:text-properties fo:color="#e6e6ff" fo:hyphenate="true"/>
    </style:style>
    <style:style style:name="P20" style:family="paragraph">
      <style:paragraph-properties fo:margin-left="0cm" fo:margin-right="0cm" fo:text-indent="0cm"/>
      <style:text-properties fo:color="#ffffcc" fo:font-size="48pt" fo:font-weight="bold"/>
    </style:style>
    <style:style style:name="P21" style:family="paragraph">
      <style:paragraph-properties fo:margin-left="0cm" fo:margin-right="0cm" fo:margin-top="1cm" fo:margin-bottom="1cm" fo:text-align="start" fo:text-indent="0cm"/>
    </style:style>
    <style:style style:name="P22" style:family="paragraph">
      <style:paragraph-properties fo:margin-left="1.2cm" fo:margin-right="0cm" fo:text-indent="-0.9cm"/>
      <style:text-properties fo:color="#e6e6ff" fo:font-size="36pt" fo:hyphenate="true"/>
    </style:style>
    <style:style style:name="P23" style:family="paragraph">
      <style:paragraph-properties fo:margin-left="0cm" fo:margin-right="0cm" fo:text-align="justify" fo:text-indent="0cm"/>
    </style:style>
    <style:style style:name="P24" style:family="paragraph">
      <style:paragraph-properties fo:margin-left="1.2cm" fo:margin-right="0cm" fo:text-align="justify" fo:text-indent="-0.9cm"/>
      <style:text-properties fo:color="#e6e6ff" fo:font-size="36pt" fo:hyphenate="true"/>
    </style:style>
    <style:style style:name="P25" style:family="paragraph">
      <style:paragraph-properties fo:margin-left="0cm" fo:margin-right="0cm" fo:text-align="center" fo:text-indent="0cm"/>
      <style:text-properties fo:color="#ffffcc" fo:font-size="60pt" fo:font-weight="bold"/>
    </style:style>
    <style:style style:name="P26" style:family="paragraph">
      <style:paragraph-properties fo:margin-left="0cm" fo:margin-right="0cm" fo:margin-top="0.3cm" fo:margin-bottom="0.3cm" fo:text-align="start" fo:text-indent="0cm"/>
    </style:style>
    <style:style style:name="P27" style:family="paragraph">
      <style:paragraph-properties fo:margin-left="0.899cm" fo:margin-right="0cm" fo:margin-top="0.3cm" fo:margin-bottom="0.3cm" fo:text-align="start" fo:text-indent="-0.9cm"/>
    </style:style>
    <style:style style:name="P28" style:family="paragraph">
      <style:paragraph-properties fo:margin-left="1.2cm" fo:margin-right="0cm" fo:text-indent="-0.9cm"/>
      <style:text-properties fo:color="#e6e6ff" fo:font-size="35pt" fo:hyphenate="true"/>
    </style:style>
    <style:style style:name="P29" style:family="paragraph">
      <style:paragraph-properties fo:margin-left="0cm" fo:margin-right="0cm" fo:margin-top="0.6cm" fo:margin-bottom="0.6cm" fo:text-align="start" fo:text-indent="0cm"/>
    </style:style>
    <style:style style:name="P30" style:family="paragraph">
      <style:paragraph-properties fo:margin-left="0.899cm" fo:margin-right="0cm" fo:margin-top="0.6cm" fo:margin-bottom="0.6cm" fo:text-align="start" fo:text-indent="-0.9cm"/>
    </style:style>
    <style:style style:name="P31" style:family="paragraph">
      <style:paragraph-properties fo:margin-left="0cm" fo:margin-right="0cm" fo:margin-top="0.4cm" fo:margin-bottom="0.4cm" fo:text-align="justify" fo:text-indent="0cm"/>
    </style:style>
    <style:style style:name="P32" style:family="paragraph">
      <style:paragraph-properties fo:margin-left="1.2cm" fo:margin-right="0cm" fo:text-align="justify" fo:text-indent="-0.9cm"/>
      <style:text-properties fo:color="#e6e6ff" fo:font-size="34pt" fo:hyphenate="true"/>
    </style:style>
    <style:style style:name="P33" style:family="paragraph">
      <style:paragraph-properties fo:margin-left="0cm" fo:margin-right="0cm" fo:text-align="center" fo:text-indent="0cm"/>
      <style:text-properties fo:color="#ffffcc" fo:font-size="50pt" fo:font-weight="bold"/>
    </style:style>
    <style:style style:name="P34" style:family="paragraph">
      <style:paragraph-properties fo:margin-left="0cm" fo:margin-right="0cm" fo:margin-top="0.5cm" fo:margin-bottom="0.5cm" fo:text-align="start" fo:text-indent="0cm"/>
    </style:style>
    <style:style style:name="P35" style:family="paragraph">
      <style:paragraph-properties fo:margin-left="1.2cm" fo:margin-right="0cm" fo:text-indent="-0.9cm"/>
      <style:text-properties fo:font-size="34pt" fo:hyphenate="true"/>
    </style:style>
    <style:style style:name="P36" style:family="paragraph">
      <style:paragraph-properties fo:margin-left="0cm" fo:margin-right="0cm" fo:margin-top="1cm" fo:margin-bottom="1cm" fo:text-align="justify" fo:text-indent="0cm"/>
    </style:style>
    <style:style style:name="P37" style:family="paragraph">
      <style:paragraph-properties text:enable-numbering="true" fo:margin-left="1.2cm" fo:margin-right="0cm" fo:margin-top="1cm" fo:margin-bottom="1cm" fo:text-align="justify" fo:text-indent="-0.9cm"/>
      <style:text-properties fo:color="#e6e6ff" style:text-outline="false" style:text-line-through-style="none" fo:font-family="Thorndale" style:font-family-generic="roman" style:font-pitch="variable" fo:font-size="32pt" fo:font-style="normal" fo:text-shadow="none" style:text-underline-style="none" fo:font-weight="normal" fo:hyphenate="true"/>
    </style:style>
    <style:style style:name="P38" style:family="paragraph">
      <style:paragraph-properties fo:margin-left="1.2cm" fo:margin-right="0cm" fo:text-indent="-0.9cm"/>
    </style:style>
    <style:style style:name="P39" style:family="paragraph">
      <style:paragraph-properties fo:margin-left="0.899cm" fo:margin-right="0cm" fo:text-indent="-0.9cm"/>
    </style:style>
    <style:style style:name="P40" style:family="paragraph">
      <style:paragraph-properties fo:margin-left="0.6cm" fo:margin-right="0cm" fo:text-align="center" fo:text-indent="-0.6cm"/>
      <style:text-properties fo:color="#e6e6ff" fo:font-size="120pt" fo:hyphenate="false"/>
    </style:style>
    <style:style style:name="P41" style:family="paragraph">
      <style:paragraph-properties fo:margin-left="0cm" fo:margin-right="0cm" fo:margin-top="0.4cm" fo:margin-bottom="0.4cm" fo:text-align="start" fo:text-indent="0cm"/>
    </style:style>
    <style:style style:name="P42" style:family="paragraph">
      <style:paragraph-properties fo:margin-left="0cm" fo:margin-right="0cm" fo:margin-top="1.2cm" fo:margin-bottom="1.2cm" fo:text-align="justify" fo:text-indent="0cm"/>
    </style:style>
    <style:style style:name="P43" style:family="paragraph">
      <style:paragraph-properties fo:margin-left="0cm" fo:margin-right="0cm" fo:margin-top="1.6cm" fo:margin-bottom="1.6cm" fo:text-align="start" fo:text-indent="0cm"/>
    </style:style>
    <style:style style:name="P44" style:family="paragraph">
      <style:paragraph-properties text:enable-numbering="true" fo:margin-left="1.2cm" fo:margin-right="0cm" fo:margin-top="1cm" fo:margin-bottom="1cm" fo:text-align="justify" fo:text-indent="-0.9cm"/>
      <style:text-properties fo:color="#e6e6ff" style:text-outline="false" style:text-line-through-style="none" fo:font-family="Thorndale" style:font-family-generic="roman" style:font-pitch="variable" fo:font-size="35pt" fo:font-style="normal" fo:text-shadow="none" style:text-underline-style="none" fo:font-weight="normal" fo:hyphenate="true"/>
    </style:style>
    <style:style style:name="P45" style:family="paragraph">
      <style:paragraph-properties fo:margin-left="0cm" fo:margin-right="0cm" fo:margin-top="1.5cm" fo:margin-bottom="1.5cm" fo:text-align="start" fo:text-indent="0cm"/>
    </style:style>
    <style:style style:name="P46" style:family="paragraph">
      <style:paragraph-properties fo:margin-left="0cm" fo:margin-right="0cm" fo:margin-top="2.4cm" fo:margin-bottom="2.4cm" fo:text-align="start" fo:text-indent="0cm"/>
    </style:style>
    <style:style style:name="P47" style:family="paragraph">
      <style:paragraph-properties text:enable-numbering="true" fo:margin-left="1.2cm" fo:margin-right="0cm" fo:margin-top="0.7cm" fo:margin-bottom="0.7cm" fo:text-align="start" fo:text-indent="-0.9cm"/>
      <style:text-properties fo:color="#e6e6ff" style:text-outline="false" style:text-line-through-style="none" fo:font-family="Thorndale" style:font-family-generic="roman" style:font-pitch="variable" fo:font-size="35pt" fo:font-style="normal" fo:text-shadow="none" style:text-underline-style="none" fo:font-weight="normal" fo:hyphenate="true"/>
    </style:style>
    <style:style style:name="P48" style:family="paragraph">
      <style:paragraph-properties fo:margin-left="0cm" fo:margin-right="0cm" fo:text-align="center" fo:text-indent="0cm"/>
      <style:text-properties fo:color="#ffffcc" fo:font-family="'Times New Roman'" style:font-family-generic="roman" style:font-pitch="variable" fo:font-size="60pt" fo:font-weight="bold"/>
    </style:style>
    <style:style style:name="P49" style:family="paragraph">
      <style:paragraph-properties fo:margin-left="0cm" fo:margin-right="0cm" fo:margin-top="1.8cm" fo:margin-bottom="1.8cm" fo:text-align="start" fo:text-indent="0cm"/>
    </style:style>
    <style:style style:name="P50" style:family="paragraph">
      <style:paragraph-properties fo:margin-left="0cm" fo:margin-right="0cm" fo:margin-top="1.5cm" fo:margin-bottom="1.5cm" fo:text-align="justify" fo:text-indent="0cm"/>
    </style:style>
    <style:style style:name="P51" style:family="paragraph">
      <style:paragraph-properties fo:margin-left="0cm" fo:margin-right="0cm" fo:text-align="center" fo:text-indent="0cm"/>
      <style:text-properties fo:color="#ffffcc" fo:font-family="'Times New Roman'" style:font-family-generic="roman" style:font-pitch="variable" fo:font-size="48pt" fo:font-weight="bold"/>
    </style:style>
    <style:style style:name="P52" style:family="paragraph">
      <style:paragraph-properties fo:margin-left="0cm" fo:margin-right="0cm" fo:margin-top="0.9cm" fo:margin-bottom="0.9cm" fo:text-align="justify" fo:text-indent="0cm"/>
    </style:style>
    <style:style style:name="P53" style:family="paragraph">
      <style:paragraph-properties fo:margin-left="0cm" fo:margin-right="0cm" fo:margin-top="0.8cm" fo:margin-bottom="0.8cm" fo:text-align="justify" fo:text-indent="0cm"/>
    </style:style>
    <style:style style:name="P54" style:family="paragraph">
      <style:paragraph-properties fo:margin-left="0cm" fo:margin-right="0cm" fo:margin-top="0.6cm" fo:margin-bottom="0.6cm" fo:text-align="justify" fo:text-indent="0cm"/>
    </style:style>
    <style:style style:name="P55" style:family="paragraph">
      <style:paragraph-properties text:enable-numbering="true" fo:margin-left="1.2cm" fo:margin-right="0cm" fo:margin-top="1cm" fo:margin-bottom="1cm" fo:text-align="justify" fo:text-indent="-0.9cm"/>
      <style:text-properties fo:color="#e6e6ff" style:text-outline="false" style:text-line-through-style="none" fo:font-family="Thorndale" style:font-family-generic="roman" style:font-pitch="variable" fo:font-size="33pt" fo:font-style="normal" fo:text-shadow="none" style:text-underline-style="none" fo:font-weight="normal" fo:hyphenate="true"/>
    </style:style>
    <style:style style:name="P56" style:family="paragraph">
      <style:paragraph-properties fo:margin-left="0cm" fo:margin-right="0cm" fo:margin-top="0.2cm" fo:margin-bottom="0.2cm" fo:text-align="start" fo:text-indent="0cm"/>
    </style:style>
    <style:style style:name="P57" style:family="paragraph">
      <style:paragraph-properties fo:margin-left="1.2cm" fo:margin-right="0cm" fo:margin-top="0.2cm" fo:margin-bottom="0.2cm" fo:text-align="start" fo:text-indent="-0.9cm"/>
    </style:style>
    <style:style style:name="P58" style:family="paragraph">
      <style:paragraph-properties text:enable-numbering="true" fo:margin-left="1.2cm" fo:margin-right="0cm" fo:margin-top="1cm" fo:margin-bottom="1cm" fo:text-align="justify" fo:text-indent="-0.9cm"/>
      <style:text-properties fo:color="#e6e6ff" style:text-outline="false" style:text-line-through-style="none" fo:font-family="Thorndale" style:font-family-generic="roman" style:font-pitch="variable" fo:font-size="26pt" fo:font-style="normal" fo:text-shadow="none" style:text-underline-style="none" fo:font-weight="normal" fo:hyphenate="true"/>
    </style:style>
    <style:style style:name="P59" style:family="paragraph">
      <style:paragraph-properties fo:margin-left="0.6cm" fo:margin-right="0cm" fo:text-align="center" fo:text-indent="-0.6cm"/>
      <style:text-properties fo:color="#e6e6ff" fo:font-size="87pt" fo:hyphenate="false"/>
    </style:style>
    <style:style style:name="T1" style:family="text">
      <style:text-properties fo:color="#ffffcc" fo:font-size="65pt" fo:font-weight="bold"/>
    </style:style>
    <style:style style:name="T2" style:family="text">
      <style:text-properties fo:color="#ffffcc" fo:font-size="60pt" fo:font-weight="bold"/>
    </style:style>
    <style:style style:name="T3" style:family="text">
      <style:text-properties fo:color="#e6e6ff" fo:font-size="48pt"/>
    </style:style>
    <style:style style:name="T4" style:family="text">
      <style:text-properties fo:font-size="60pt"/>
    </style:style>
    <style:style style:name="T5" style:family="text">
      <style:text-properties fo:color="#00ffff" fo:font-size="32pt"/>
    </style:style>
    <style:style style:name="T6" style:family="text">
      <style:text-properties fo:color="#e6e6ff" fo:font-size="136pt"/>
    </style:style>
    <style:style style:name="T7" style:family="text">
      <style:text-properties fo:color="#e6e6ff" fo:font-size="220pt"/>
    </style:style>
    <style:style style:name="T8" style:family="text">
      <style:text-properties fo:color="#e6e6ff" fo:font-size="121pt"/>
    </style:style>
    <style:style style:name="T9" style:family="text">
      <style:text-properties fo:color="#ffffcc" style:text-outline="false" style:text-line-through-style="none" fo:font-family="'Times New Roman'" style:font-family-generic="roman" style:font-pitch="variable" fo:font-size="60pt" fo:font-style="normal" fo:text-shadow="none" style:text-underline-style="none" fo:font-weight="bold"/>
    </style:style>
    <style:style style:name="T10" style:family="text">
      <style:text-properties fo:color="#e6e6ff" fo:font-size="54pt"/>
    </style:style>
    <style:style style:name="T11" style:family="text">
      <style:text-properties fo:color="#e6e6ff" fo:font-size="60pt"/>
    </style:style>
    <style:style style:name="T12" style:family="text">
      <style:text-properties fo:color="#e6e6ff" fo:font-family="Thorndale" fo:font-size="44pt"/>
    </style:style>
    <style:style style:name="T13" style:family="text">
      <style:text-properties fo:color="#ffffff" style:text-outline="false" style:text-line-through-style="none" fo:font-family="'Times New Roman'" style:font-family-generic="roman" style:font-pitch="variable" fo:font-size="54pt" fo:font-style="normal" fo:text-shadow="none" style:text-underline-style="none" fo:font-weight="normal"/>
    </style:style>
    <style:style style:name="T14" style:family="text">
      <style:text-properties fo:color="#ffffff" fo:font-family="'Times New Roman'" style:font-family-generic="roman" style:font-pitch="variable" fo:font-size="54pt"/>
    </style:style>
    <style:style style:name="T15" style:family="text">
      <style:text-properties fo:color="#ffffff" style:text-outline="false" style:text-line-through-style="none" fo:font-family="'Times New Roman'" style:font-family-generic="roman" style:font-pitch="variable" fo:font-size="48pt" fo:font-style="normal" fo:text-shadow="none" style:text-underline-style="none" fo:font-weight="normal"/>
    </style:style>
    <style:style style:name="T16" style:family="text">
      <style:text-properties fo:color="#e6e6ff" style:text-outline="false" style:text-line-through-style="none" fo:font-family="Thorndale" style:font-family-generic="roman" style:font-pitch="variable" fo:font-size="32pt" fo:font-style="normal" fo:text-shadow="none" style:text-underline-style="none" fo:font-weight="normal"/>
    </style:style>
    <style:style style:name="T17" style:family="text">
      <style:text-properties fo:color="#ffffcc" style:text-outline="false" style:text-line-through-style="none" fo:font-family="'Times New Roman'" style:font-family-generic="roman" style:font-pitch="variable" fo:font-size="48pt" fo:font-style="normal" fo:text-shadow="none" style:text-underline-style="none" fo:font-weight="bold"/>
    </style:style>
    <style:style style:name="T18" style:family="text">
      <style:text-properties fo:color="#e6e6ff" style:text-outline="false" style:text-line-through-style="none" fo:font-family="'Times New Roman'" style:font-family-generic="roman" style:font-pitch="variable" fo:font-size="36pt" fo:font-style="normal" fo:text-shadow="none" style:text-underline-style="none" fo:font-weight="normal"/>
    </style:style>
    <style:style style:name="T19" style:family="text">
      <style:text-properties fo:color="#e6e6ff" style:text-outline="false" style:text-line-through-style="none" fo:font-family="'Times New Roman'" style:font-family-generic="roman" style:font-pitch="variable" fo:font-size="35pt" fo:font-style="normal" fo:text-shadow="none" style:text-underline-style="none" fo:font-weight="normal"/>
    </style:style>
    <style:style style:name="T20" style:family="text">
      <style:text-properties fo:color="#e6e6ff" style:text-outline="false" style:text-line-through-style="none" fo:font-family="'Times New Roman'" style:font-family-generic="roman" style:font-pitch="variable" fo:font-size="34pt" fo:font-style="normal" fo:text-shadow="none" style:text-underline-style="none" fo:font-weight="normal"/>
    </style:style>
    <style:style style:name="T21" style:family="text">
      <style:text-properties fo:color="#ffffcc" style:text-outline="false" style:text-line-through-style="none" fo:font-family="'Times New Roman'" style:font-family-generic="roman" style:font-pitch="variable" fo:font-size="50pt" fo:font-style="normal" fo:text-shadow="none" style:text-underline-style="none" fo:font-weight="bold"/>
    </style:style>
    <style:style style:name="T22" style:family="text">
      <style:text-properties fo:color="#ffffff" style:text-outline="false" style:text-line-through-style="none" fo:font-family="'Times New Roman'" style:font-family-generic="roman" style:font-pitch="variable" fo:font-size="34pt" fo:font-style="normal" fo:text-shadow="none" style:text-underline-style="none" fo:font-weight="bold"/>
    </style:style>
    <style:style style:name="T23" style:family="text">
      <style:text-properties fo:color="#ff3366" style:text-outline="false" style:text-line-through-style="none" fo:font-family="'Times New Roman'" style:font-family-generic="roman" style:font-pitch="variable" fo:font-size="34pt" fo:font-style="normal" fo:text-shadow="none" style:text-underline-style="none" fo:font-weight="bold"/>
    </style:style>
    <style:style style:name="T24" style:family="text">
      <style:text-properties fo:color="#ffffff" style:text-outline="false" style:text-line-through-style="none" fo:font-family="'Times New Roman'" style:font-family-generic="roman" style:font-pitch="variable" fo:font-size="34pt" fo:font-style="normal" fo:text-shadow="none" style:text-underline-style="none" fo:font-weight="normal"/>
    </style:style>
    <style:style style:name="T25" style:family="text">
      <style:text-properties fo:color="#e6e6ff" style:text-outline="false" style:text-line-through-style="none" fo:font-family="'Times New Roman'" style:font-family-generic="roman" style:font-pitch="variable" fo:font-size="120pt" fo:font-style="normal" fo:text-shadow="none" style:text-underline-style="none" fo:font-weight="normal"/>
    </style:style>
    <style:style style:name="T26" style:family="text">
      <style:text-properties fo:color="#e6e6ff" style:text-outline="false" style:text-line-through-style="none" fo:font-family="'Times New Roman'" style:font-family-generic="roman" style:font-pitch="variable" fo:font-size="136pt" fo:font-style="normal" fo:text-shadow="none" style:text-underline-style="none" fo:font-weight="normal"/>
    </style:style>
    <style:style style:name="T27" style:family="text">
      <style:text-properties fo:color="#e6e6ff" style:text-outline="false" style:text-line-through-style="none" fo:font-family="'Times New Roman'" style:font-family-generic="roman" style:font-pitch="variable" fo:font-size="33pt" fo:font-style="normal" fo:text-shadow="none" style:text-underline-style="none" fo:font-weight="normal"/>
    </style:style>
    <style:style style:name="T28" style:family="text">
      <style:text-properties fo:color="#e6e6ff" style:text-outline="false" style:text-line-through-style="none" fo:font-family="'Times New Roman'" style:font-family-generic="roman" style:font-pitch="variable" fo:font-size="26pt" fo:font-style="normal" fo:text-shadow="none" style:text-underline-style="none" fo:font-weight="normal"/>
    </style:style>
    <style:style style:name="T29" style:family="text">
      <style:text-properties fo:color="#cccccc" style:text-outline="false" style:text-line-through-style="none" fo:font-family="'Times New Roman'" style:font-family-generic="roman" style:font-pitch="variable" fo:font-size="26pt" fo:font-style="normal" fo:text-shadow="none" style:text-underline-style="none" fo:font-weight="normal"/>
    </style:style>
    <style:style style:name="T30" style:family="text">
      <style:text-properties fo:color="#e6e6ff" style:text-outline="false" style:text-line-through-style="none" fo:font-family="'Times New Roman'" style:font-family-generic="roman" style:font-pitch="variable" fo:font-size="87pt" fo:font-style="normal" fo:text-shadow="none" style:text-underline-style="none" fo:font-weight="normal"/>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draw:frame presentation:style-name="pr1" draw:text-style-name="P2" draw:layer="layout" svg:width="27.376cm" svg:height="15.94cm" svg:x="0.4cm" svg:y="1.85cm" presentation:class="subtitle" presentation:user-transformed="true">
          <draw:text-box draw:corner-radius="10.956cm">
            <text:p text:style-name="P1"><text:span text:style-name="T1">Masaüstünde </text:span></text:p>
            <text:p text:style-name="P1"><text:span text:style-name="T1">Windows'tan Linux'a Geçiş</text:span></text:p>
            <text:p text:style-name="P1"><text:span text:style-name="T2"/></text:p>
            <text:p text:style-name="P1"><text:span text:style-name="T3">Doruk Fişek</text:span></text:p>
            <text:p text:style-name="P1"><text:span text:style-name="T3">(dfisek@fisek.com.tr)</text:span></text:p>
            <text:p text:style-name="P1"><text:span text:style-name="T4"/></text:p>
            <text:p text:style-name="P1"><text:span text:style-name="T5">http://seminer.linux.org.tr/seminer-notlari/masaustu-gecis/</text:span></text:p>
          </draw:text-box>
        </draw:frame>
        <presentation:notes draw:style-name="dp2">
          <draw:page-thumbnail draw:style-name="gr1" draw:layer="layout" svg:width="13.705cm" svg:height="10.279cm" svg:x="3.647cm" svg:y="2.853cm" draw:page-number="1"/>
          <draw:frame presentation:style-name="pr2" draw:text-style-name="P3"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1T0">
        <draw:frame presentation:style-name="pr1" draw:text-style-name="P4" draw:layer="layout" svg:width="27.376cm" svg:height="15.94cm" svg:x="0.4cm" svg:y="1.85cm" presentation:class="subtitle" presentation:user-transformed="true">
          <draw:text-box draw:corner-radius="10.956cm">
            <text:p text:style-name="P1"><text:span text:style-name="T6">Linux'a</text:span></text:p>
            <text:p text:style-name="P1"><text:span text:style-name="T6">geçmeye</text:span></text:p>
            <text:p text:style-name="P1"><text:span text:style-name="T6">karar verdiniz</text:span></text:p>
          </draw:text-box>
        </draw:frame>
        <presentation:notes draw:style-name="dp2">
          <draw:page-thumbnail draw:style-name="gr1" draw:layer="layout" svg:width="13.705cm" svg:height="10.279cm" svg:x="3.647cm" svg:y="2.853cm" draw:page-number="2"/>
          <draw:frame presentation:style-name="pr2" draw:text-style-name="P3" draw:layer="layout" svg:width="14.517cm" svg:height="11.41cm" svg:x="3.249cm" svg:y="14.13cm" presentation:class="notes" presentation:placeholder="true" presentation:user-transformed="true">
            <draw:text-box/>
          </draw:frame>
        </presentation:notes>
      </draw:page>
      <draw:page draw:name="page3" draw:style-name="dp1" draw:master-page-name="lyt-darkblue" presentation:presentation-page-layout-name="AL1T0">
        <draw:frame presentation:style-name="pr3" draw:text-style-name="P5" draw:layer="layout" svg:width="26.353cm" svg:height="13.231cm" svg:x="1.023cm" svg:y="3.004cm" presentation:class="subtitle" presentation:user-transformed="true">
          <draw:text-box draw:corner-radius="10.956cm">
            <text:p text:style-name="P1"><text:span text:style-name="T7">Neden?</text:span></text:p>
          </draw:text-box>
        </draw:frame>
        <presentation:notes draw:style-name="dp2">
          <draw:page-thumbnail draw:style-name="gr1" draw:layer="layout" svg:width="13.705cm" svg:height="10.279cm" svg:x="3.647cm" svg:y="2.853cm" draw:page-number="3"/>
          <draw:frame presentation:style-name="pr2" draw:text-style-name="P3" draw:layer="layout" svg:width="14.517cm" svg:height="11.41cm" svg:x="3.249cm" svg:y="14.13cm" presentation:class="notes" presentation:placeholder="true" presentation:user-transformed="true">
            <draw:text-box/>
          </draw:frame>
        </presentation:notes>
      </draw:page>
      <draw:page draw:name="page4" draw:style-name="dp1" draw:master-page-name="lyt-darkblue" presentation:presentation-page-layout-name="AL1T0">
        <draw:frame presentation:style-name="pr3" draw:text-style-name="P6" draw:layer="layout" svg:width="27.376cm" svg:height="13.231cm" svg:x="0.4cm" svg:y="3.204cm" presentation:class="subtitle" presentation:user-transformed="true">
          <draw:text-box draw:corner-radius="10.956cm">
            <text:p text:style-name="P1"><text:span text:style-name="T8">Beklentileriniz?</text:span></text:p>
          </draw:text-box>
        </draw:frame>
        <presentation:notes draw:style-name="dp2">
          <draw:page-thumbnail draw:style-name="gr1" draw:layer="layout" svg:width="13.705cm" svg:height="10.279cm" svg:x="3.647cm" svg:y="2.853cm" draw:page-number="4"/>
          <draw:frame presentation:style-name="pr2" draw:text-style-name="P3" draw:layer="layout" svg:width="14.517cm" svg:height="11.41cm" svg:x="3.249cm" svg:y="14.13cm" presentation:class="notes" presentation:placeholder="true" presentation:user-transformed="true">
            <draw:text-box/>
          </draw:frame>
        </presentation:notes>
      </draw:page>
      <draw:page draw:name="page5" draw:style-name="dp1" draw:master-page-name="lyt-darkblue" presentation:presentation-page-layout-name="AL1T0">
        <draw:frame presentation:style-name="pr4" draw:text-style-name="P8" draw:layer="layout" svg:width="23.911cm" svg:height="3.507cm" svg:x="2.058cm" svg:y="0.784cm" presentation:class="title" presentation:user-transformed="true">
          <draw:text-box>
            <text:p text:style-name="P7"><text:span text:style-name="T9">Geçiş Bize Yabancı Değil</text:span></text:p>
          </draw:text-box>
        </draw:frame>
        <draw:g>
          <draw:frame presentation:style-name="pr5" draw:text-style-name="P10" draw:layer="layout" svg:width="8.436cm" svg:height="8.994cm" draw:transform="rotate (0.0553269372882098) translate (8.877cm 9.638cm)">
            <draw:text-box>
              <text:p text:style-name="P9"><text:span text:style-name="T10">Windows 3.1</text:span></text:p>
            </draw:text-box>
          </draw:frame>
          <draw:frame presentation:style-name="pr6" draw:text-style-name="P11" draw:layer="layout" svg:width="5.425cm" svg:height="7.214cm" draw:transform="rotate (-0.138928208459909) translate (18.606cm 10.5cm)">
            <draw:text-box>
              <text:p text:style-name="P9"><text:span text:style-name="T11">OS/2</text:span></text:p>
            </draw:text-box>
          </draw:frame>
          <draw:frame presentation:style-name="pr7" draw:text-style-name="P10" draw:layer="layout" svg:width="8.714cm" svg:height="6.2cm" draw:transform="rotate (-0.134739418255124) translate (8.014cm 2.457cm)">
            <draw:text-box>
              <text:p text:style-name="P9"><text:span text:style-name="T10">Unix CDE</text:span></text:p>
            </draw:text-box>
          </draw:frame>
          <draw:frame presentation:style-name="pr8" draw:text-style-name="P12" draw:layer="layout" svg:width="7.108cm" svg:height="6.787cm" draw:transform="rotate (0.394095345100245) translate (15.444cm 6.47cm)">
            <draw:text-box>
              <text:p text:style-name="P9"><text:span text:style-name="T12">Windows 95/98/ME</text:span></text:p>
            </draw:text-box>
          </draw:frame>
          <draw:frame presentation:style-name="pr9" draw:text-style-name="P13" draw:layer="layout" svg:width="9.989cm" svg:height="17.749cm" draw:transform="skewX (-4.2017119073574E-017) rotate (-0.390953752447843) translate (4.569cm 3.748cm)">
            <draw:text-box>
              <text:p text:style-name="P9"><text:span text:style-name="T3">Windows NT/2000/XP</text:span></text:p>
            </draw:text-box>
          </draw:frame>
          <draw:frame presentation:style-name="pr10" draw:text-style-name="P10" draw:layer="layout" svg:width="4.102cm" svg:height="4.907cm" draw:transform="rotate (0.545764457098524) translate (1.799cm 6.061cm)">
            <draw:text-box>
              <text:p text:style-name="P9"><text:span text:style-name="T10">DOS</text:span></text:p>
            </draw:text-box>
          </draw:frame>
        </draw:g>
        <presentation:notes draw:style-name="dp2">
          <draw:page-thumbnail draw:style-name="gr1" draw:layer="layout" svg:width="13.705cm" svg:height="10.279cm" svg:x="3.647cm" svg:y="2.853cm" draw:page-number="5" presentation:class="page"/>
          <draw:frame presentation:style-name="pr11" draw:text-style-name="P3" draw:layer="layout" svg:width="14.517cm" svg:height="11.41cm" svg:x="3.249cm" svg:y="14.13cm" presentation:class="notes" presentation:placeholder="true">
            <draw:text-box/>
          </draw:frame>
        </presentation:notes>
      </draw:page>
      <draw:page draw:name="page6" draw:style-name="dp1" draw:master-page-name="lyt-darkblue" presentation:presentation-page-layout-name="AL1T0">
        <draw:frame presentation:style-name="pr4" draw:text-style-name="P8" draw:layer="layout" svg:width="23.911cm" svg:height="3.507cm" svg:x="2.058cm" svg:y="0.784cm" presentation:class="title" presentation:user-transformed="true">
          <draw:text-box>
            <text:p text:style-name="P7"><text:span text:style-name="T9">Geçiş Bize Yabancı Değil</text:span></text:p>
          </draw:text-box>
        </draw:frame>
        <draw:g>
          <draw:frame presentation:style-name="pr12" draw:text-style-name="P14" draw:layer="layout" svg:width="10.218cm" svg:height="10.894cm" draw:transform="rotate (0.0553269372882098) translate (5.438cm 9.823cm)">
            <draw:text-box>
              <text:p text:style-name="P7"><text:span text:style-name="T13">Professional Write</text:span></text:p>
            </draw:text-box>
          </draw:frame>
          <draw:frame presentation:style-name="pr13" draw:text-style-name="P15" draw:layer="layout" svg:width="7.5cm" svg:height="16.21cm" draw:transform="rotate (-0.138928208459909) translate (17.458cm 5.893cm)">
            <draw:text-box>
              <text:p text:style-name="P7"><text:span text:style-name="T14">Microsoft Office</text:span></text:p>
              <text:p text:style-name="P7"><text:span text:style-name="T14">95-97</text:span></text:p>
            </draw:text-box>
          </draw:frame>
          <draw:frame presentation:style-name="pr7" draw:text-style-name="P16" draw:layer="layout" svg:width="8.714cm" svg:height="6.2cm" draw:transform="rotate (0.226369203983622) translate (5.645cm 4.628cm)">
            <draw:text-box>
              <text:p text:style-name="P7"><text:span text:style-name="T13">Wordstar</text:span></text:p>
            </draw:text-box>
          </draw:frame>
          <draw:frame presentation:style-name="pr14" draw:text-style-name="P14" draw:layer="layout" svg:width="10.355cm" svg:height="8.28cm" draw:transform="rotate (-0.478743813823141) translate (18.303cm 1.982cm)">
            <draw:text-box>
              <text:p text:style-name="P3"><text:span text:style-name="T13">Wordperfect</text:span></text:p>
            </draw:text-box>
          </draw:frame>
          <draw:frame presentation:style-name="pr15" draw:text-style-name="P17" draw:layer="layout" svg:width="7.062cm" svg:height="12.548cm" draw:transform="rotate (-0.391128285373043) translate (3.404cm 2.225cm)">
            <draw:text-box>
              <text:p text:style-name="P7"><text:span text:style-name="T15">Microsoft Word 6.0</text:span></text:p>
            </draw:text-box>
          </draw:frame>
        </draw:g>
        <presentation:notes draw:style-name="dp2">
          <draw:page-thumbnail draw:style-name="gr1" draw:layer="layout" svg:width="13.705cm" svg:height="10.279cm" svg:x="3.647cm" svg:y="2.853cm" draw:page-number="6"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7" draw:style-name="dp1" draw:master-page-name="lyt-darkblue" presentation:presentation-page-layout-name="AL1T0">
        <draw:frame presentation:style-name="pr4" draw:text-style-name="P8" draw:layer="layout" svg:width="23.911cm" svg:height="3.507cm" svg:x="2.058cm" svg:y="0.784cm" presentation:class="title" presentation:user-transformed="true">
          <draw:text-box>
            <text:p text:style-name="P7"><text:span text:style-name="T9">Geçiş Acısız Olmaz !</text:span></text:p>
          </draw:text-box>
        </draw:frame>
        <draw:frame presentation:style-name="pr16" draw:text-style-name="P19" draw:layer="layout" svg:width="23.548cm" svg:height="13.071cm" svg:x="2.781cm" svg:y="4.426cm" presentation:class="outline" presentation:user-transformed="true">
          <draw:text-box draw:corner-radius="0.024cm">
            <text:list text:style-name="L3">
              <text:list-item>
                <text:p text:style-name="P18"><text:span text:style-name="T16">Çalışmayan mevcut sürücüler/donanımlar</text:span></text:p>
              </text:list-item>
              <text:list-item>
                <text:p text:style-name="P18"><text:span text:style-name="T16">Çalışmayan mevcut yazılımlar</text:span></text:p>
              </text:list-item>
              <text:list-item>
                <text:p text:style-name="P18"><text:span text:style-name="T16">Türkçe karakter problemleri</text:span></text:p>
              </text:list-item>
              <text:list-item>
                <text:p text:style-name="P18"><text:span text:style-name="T16">(Kapalı) dosya formatlarından veri aktarımı</text:span></text:p>
              </text:list-item>
              <text:list-item>
                <text:p text:style-name="P18"><text:span text:style-name="T16">Öğrenim ve adaptasyon süreci</text:span></text:p>
              </text:list-item>
            </text:list>
          </draw:text-box>
        </draw:frame>
        <presentation:notes draw:style-name="dp2">
          <draw:page-thumbnail draw:style-name="gr1" draw:layer="layout" svg:width="13.705cm" svg:height="10.279cm" svg:x="3.647cm" svg:y="2.853cm" draw:page-number="7"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8" draw:style-name="dp1" draw:master-page-name="lyt-darkblue" presentation:presentation-page-layout-name="AL1T0">
        <draw:frame presentation:style-name="pr17" draw:text-style-name="P20" draw:layer="layout" svg:width="24.276cm" svg:height="3.751cm" svg:x="1.489cm" svg:y="0.662cm" presentation:class="title" presentation:user-transformed="true">
          <draw:text-box>
            <text:p text:style-name="P7"><text:span text:style-name="T17">Geçiş ile İlgili Kabullenilmesi Gereken Gerçekler</text:span></text:p>
          </draw:text-box>
        </draw:frame>
        <draw:frame presentation:style-name="pr18" draw:text-style-name="P22" draw:layer="layout" svg:width="25.97cm" svg:height="13.241cm" svg:x="0.761cm" svg:y="5.326cm" presentation:class="outline" presentation:user-transformed="true">
          <draw:text-box draw:corner-radius="0.024cm">
            <text:list text:style-name="L3">
              <text:list-item>
                <text:p text:style-name="P21"><text:span text:style-name="T18">Acele etmeyin, acele işe şeytan karışır</text:span></text:p>
              </text:list-item>
              <text:list-item>
                <text:p text:style-name="P21"><text:span text:style-name="T18">"Yatalım, kalkalım, her şey Linux olsun" düşüncesi bir hayal</text:span></text:p>
              </text:list-item>
              <text:list-item>
                <text:p text:style-name="P21"><text:span text:style-name="T18">Geçiş acılı ve uzun bir süreçtir. Yeterli bir teknik ekip, istekli çalışanları olan bir kurumda bile geçiş uzun zaman alabilir. Belki de -tamamen- geçiş hiç gerçekleşmeyebilir. Hedefleri gerçekçi belirlemek önemlidir.</text:span></text:p>
              </text:list-item>
            </text:list>
          </draw:text-box>
        </draw:frame>
        <presentation:notes draw:style-name="dp2">
          <draw:page-thumbnail draw:style-name="gr1" draw:layer="layout" svg:width="13.705cm" svg:height="10.279cm" svg:x="3.647cm" svg:y="2.853cm" draw:page-number="8"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9" draw:style-name="dp1" draw:master-page-name="lyt-darkblue" presentation:presentation-page-layout-name="AL1T0">
        <draw:frame presentation:style-name="pr17" draw:text-style-name="P20" draw:layer="layout" svg:width="24.276cm" svg:height="3.751cm" svg:x="1.489cm" svg:y="0.662cm" presentation:class="title" presentation:user-transformed="true">
          <draw:text-box>
            <text:p text:style-name="P7"><text:span text:style-name="T17">Masaüstü Geçişi ile İlgili </text:span><text:span text:style-name="T17"><text:line-break/></text:span><text:span text:style-name="T17">Unutulmaması Gerekenler</text:span></text:p>
          </draw:text-box>
        </draw:frame>
        <draw:frame presentation:style-name="pr18" draw:text-style-name="P24" draw:layer="layout" svg:width="25.97cm" svg:height="13.241cm" svg:x="0.761cm" svg:y="5.326cm" presentation:class="outline" presentation:user-transformed="true">
          <draw:text-box draw:corner-radius="0.024cm">
            <text:list text:style-name="L3">
              <text:list-item>
                <text:p text:style-name="P23"><text:span text:style-name="T18">Masaüstü geçişi sunucu geçişinden çok farklıdır. Sunucularda açık standartlar (internet, network, vs) söz konusudur. Genel hizmetler vardır, genelde kişiye özel ayarlar yapılmaz. Çoğunlukla teknik problemler ön plandadır, iyi planlandığında kullanıcıların hiç farkına bile varmadığı bir geçiş olabilir.</text:span></text:p>
              </text:list-item>
            </text:list>
          </draw:text-box>
        </draw:frame>
        <presentation:notes draw:style-name="dp2">
          <draw:page-thumbnail draw:style-name="gr1" draw:layer="layout" svg:width="13.705cm" svg:height="10.279cm" svg:x="3.647cm" svg:y="2.853cm" draw:page-number="9"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0" draw:style-name="dp1" draw:master-page-name="lyt-darkblue" presentation:presentation-page-layout-name="AL1T0">
        <draw:frame presentation:style-name="pr17" draw:text-style-name="P20" draw:layer="layout" svg:width="24.276cm" svg:height="3.751cm" svg:x="1.489cm" svg:y="0.662cm" presentation:class="title" presentation:user-transformed="true">
          <draw:text-box>
            <text:p text:style-name="P7"><text:span text:style-name="T17">Masaüstü Geçişi ile İlgili </text:span><text:span text:style-name="T17"><text:line-break/></text:span><text:span text:style-name="T17">Unutulmaması Gerekenler</text:span></text:p>
          </draw:text-box>
        </draw:frame>
        <draw:frame presentation:style-name="pr19" draw:text-style-name="P24" draw:layer="layout" svg:width="25.97cm" svg:height="15.051cm" svg:x="0.761cm" svg:y="4.626cm" presentation:class="outline" presentation:user-transformed="true">
          <draw:text-box draw:corner-radius="0.024cm">
            <text:list text:style-name="L3">
              <text:list-item>
                <text:p text:style-name="P21"><text:span text:style-name="T18">Bir masaüstü geçişinde teknik sorunlar bir şekilde aşılabilse bile, insan faktörüne yeterli önem verilmezse başarılı olunamaz. Masaüstü geçişinde aslolan insandır. Çoğu zaman aşılması gereken zorluklar teknik sorunlardan çok, insanların alışkanlıkları ve doğası olur.</text:span></text:p>
              </text:list-item>
              <text:list-item>
                <text:p text:style-name="P21"><text:span text:style-name="T18">Teknik çözümlerde hataların da asgari olması önemlidir. İnsanlara derdinizi çok iyi anlatsanız da, insanlar ciddi teknik sorunlar yaşadıklarında anlayışları hızla tükenecektir.</text:span></text:p>
              </text:list-item>
            </text:list>
          </draw:text-box>
        </draw:frame>
        <presentation:notes draw:style-name="dp2">
          <draw:page-thumbnail draw:style-name="gr1" draw:layer="layout" svg:width="13.705cm" svg:height="10.279cm" svg:x="3.647cm" svg:y="2.853cm" draw:page-number="10"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1" draw:style-name="dp1" draw:master-page-name="lyt-darkblue" presentation:presentation-page-layout-name="AL1T0">
        <draw:frame presentation:style-name="pr3" draw:text-style-name="P6" draw:layer="layout" svg:width="27.376cm" svg:height="13.231cm" svg:x="0.4cm" svg:y="3.204cm" presentation:class="subtitle" presentation:user-transformed="true">
          <draw:text-box draw:corner-radius="10.956cm">
            <text:p text:style-name="P1"><text:span text:style-name="T8">Hazır mısınız?</text:span></text:p>
          </draw:text-box>
        </draw:frame>
        <presentation:notes draw:style-name="dp2">
          <draw:page-thumbnail draw:style-name="gr1" draw:layer="layout" svg:width="13.705cm" svg:height="10.279cm" svg:x="3.647cm" svg:y="2.853cm" draw:page-number="11"/>
          <draw:frame presentation:style-name="pr2" draw:text-style-name="P3" draw:layer="layout" svg:width="14.517cm" svg:height="11.41cm" svg:x="3.249cm" svg:y="14.13cm" presentation:class="notes" presentation:placeholder="true" presentation:user-transformed="true">
            <draw:text-box/>
          </draw:frame>
        </presentation:notes>
      </draw:page>
      <draw:page draw:name="page12" draw:style-name="dp1" draw:master-page-name="lyt-darkblue" presentation:presentation-page-layout-name="AL1T0">
        <draw:frame presentation:style-name="pr20" draw:text-style-name="P25" draw:layer="layout" svg:width="24.276cm" svg:height="2.901cm" svg:x="1.489cm" svg:y="0.384cm" presentation:class="title" presentation:user-transformed="true">
          <draw:text-box>
            <text:p text:style-name="P7"><text:span text:style-name="T9">Envanter</text:span></text:p>
          </draw:text-box>
        </draw:frame>
        <draw:frame presentation:style-name="pr21" draw:text-style-name="P28" draw:layer="layout" svg:width="23.548cm" svg:height="16.549cm" svg:x="1.881cm" svg:y="3.126cm" presentation:class="outline" presentation:user-transformed="true">
          <draw:text-box draw:corner-radius="0.024cm">
            <text:list text:style-name="L3">
              <text:list-item>
                <text:p text:style-name="P26"><text:span text:style-name="T19">Hangi bölümde kaç bilgisayar var?</text:span></text:p>
              </text:list-item>
              <text:list-item>
                <text:p text:style-name="P26"><text:span text:style-name="T19">Bilgisayarların içinde hangi donanımlar bulunuyor?</text:span></text:p>
              </text:list-item>
              <text:list-item>
                <text:p text:style-name="P26"><text:span text:style-name="T19">Hangi bölümlerde hangi yazılımlar kullanılıyor?</text:span></text:p>
              </text:list-item>
              <text:list-item>
                <text:p text:style-name="P26"><text:span text:style-name="T19">Kurum verileri nerede, hangi dosya biçimlerinde saklanıyor?</text:span></text:p>
              </text:list-item>
              <text:list-item>
                <text:p text:style-name="P26"><text:span text:style-name="T19">Bölümlerin kısa ve uzun vadede yeni donanım/yazılım planları?</text:span></text:p>
              </text:list-item>
            </text:list>
            <text:p text:style-name="P27"><text:span text:style-name="T19">Envanteri bilinmeyen bir kurumda geçiş yapmak körebe oynamaya dönüşebilir.</text:span></text:p>
          </draw:text-box>
        </draw:frame>
        <presentation:notes draw:style-name="dp2">
          <draw:page-thumbnail draw:style-name="gr1" draw:layer="layout" svg:width="13.705cm" svg:height="10.279cm" svg:x="3.647cm" svg:y="2.853cm" draw:page-number="12"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3" draw:style-name="dp1" draw:master-page-name="lyt-darkblue" presentation:presentation-page-layout-name="AL1T0">
        <draw:frame presentation:style-name="pr4" draw:text-style-name="P8" draw:layer="layout" svg:width="24.276cm" svg:height="3.507cm" svg:x="1.489cm" svg:y="0.384cm" presentation:class="title" presentation:user-transformed="true">
          <draw:text-box>
            <text:p text:style-name="P7"><text:span text:style-name="T9">Politika</text:span></text:p>
          </draw:text-box>
        </draw:frame>
        <draw:frame presentation:style-name="pr22" draw:text-style-name="P22" draw:layer="layout" svg:width="23.548cm" svg:height="15.851cm" svg:x="1.881cm" svg:y="3.426cm" presentation:class="outline" presentation:user-transformed="true">
          <draw:text-box draw:corner-radius="0.024cm">
            <text:list text:style-name="L3">
              <text:list-item>
                <text:p text:style-name="P29"><text:span text:style-name="T18">Hangi bölümlerde hangi yazılımlar kullanılmalı?</text:span></text:p>
              </text:list-item>
              <text:list-item>
                <text:p text:style-name="P29"><text:span text:style-name="T18">Hangi bölümlerde hangi donanımlar bulunmalı?</text:span></text:p>
              </text:list-item>
              <text:list-item>
                <text:p text:style-name="P29"><text:span text:style-name="T18">Kullanılması gereken yazılım/donanımların dışında yer alan olası yazılım/donanımlar nasıl bir yöntem izlenmelidir?</text:span></text:p>
              </text:list-item>
            </text:list>
            <text:p text:style-name="P30"><text:span text:style-name="T18">Politikası belirlenmemiş bir kurumda geçiş sırasında kullanıcılarla sorun yaşama ve başarısız olma riski yüksektir.</text:span></text:p>
          </draw:text-box>
        </draw:frame>
        <presentation:notes draw:style-name="dp2">
          <draw:page-thumbnail draw:style-name="gr1" draw:layer="layout" svg:width="13.705cm" svg:height="10.279cm" svg:x="3.647cm" svg:y="2.853cm" draw:page-number="13"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4" draw:style-name="dp1" draw:master-page-name="lyt-darkblue" presentation:presentation-page-layout-name="AL1T0">
        <draw:frame presentation:style-name="pr4" draw:text-style-name="P8" draw:layer="layout" svg:width="24.276cm" svg:height="3.507cm" svg:x="1.489cm" svg:y="0.384cm" presentation:class="title" presentation:user-transformed="true">
          <draw:text-box>
            <text:p text:style-name="P7"><text:span text:style-name="T9">Araştırma ve Hazırlık</text:span></text:p>
          </draw:text-box>
        </draw:frame>
        <draw:frame presentation:style-name="pr23" draw:text-style-name="P32" draw:layer="layout" svg:width="26.974cm" svg:height="16.176cm" svg:x="0.726cm" svg:y="3.426cm" presentation:class="outline" presentation:user-transformed="true">
          <draw:text-box draw:corner-radius="0.024cm">
            <text:list text:style-name="L3">
              <text:list-item>
                <text:p text:style-name="P31"><text:span text:style-name="T20">Kurumunuzun kullanabileceği özgür yazılımların belirlenmesi</text:span></text:p>
              </text:list-item>
              <text:list-item>
                <text:p text:style-name="P31"><text:span text:style-name="T20">Birebir alternatif yazılım aranması yerine, gerçek yazılım ihtiyaçlarının belirlenerek onları karşılayacak yazılım(lar) aranması</text:span></text:p>
              </text:list-item>
              <text:list-item>
                <text:p text:style-name="P31"><text:span text:style-name="T20">(Gerekiyorsa) mevcut veri formatlarının aktarılmasının araştırılması</text:span></text:p>
              </text:list-item>
              <text:list-item>
                <text:p text:style-name="P31"><text:span text:style-name="T20">Elde yer alan ve yakın gelecekte alınması planlanan donanımların uyumluluğunun araştırılması</text:span></text:p>
              </text:list-item>
              <text:list-item>
                <text:p text:style-name="P31"><text:span text:style-name="T20">Sorunlu donanım/yazılımların belirlenmesi ve olası çözümlerinin geliştirilmesi</text:span></text:p>
              </text:list-item>
            </text:list>
          </draw:text-box>
        </draw:frame>
        <presentation:notes draw:style-name="dp2">
          <draw:page-thumbnail draw:style-name="gr1" draw:layer="layout" svg:width="13.705cm" svg:height="10.279cm" svg:x="3.647cm" svg:y="2.853cm" draw:page-number="14"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5" draw:style-name="dp1" draw:master-page-name="lyt-darkblue" presentation:presentation-page-layout-name="AL1T0">
        <draw:frame presentation:style-name="pr24" draw:text-style-name="P33" draw:layer="layout" svg:width="24.276cm" svg:height="3.913cm" svg:x="1.489cm" svg:y="0.181cm" presentation:class="title" presentation:user-transformed="true">
          <draw:text-box>
            <text:p text:style-name="P7"><text:span text:style-name="T21">Kurum Açısından </text:span><text:span text:style-name="T21"><text:line-break/></text:span><text:span text:style-name="T21">Yanıtlanması Gereken Sorular</text:span></text:p>
          </draw:text-box>
        </draw:frame>
        <draw:frame presentation:style-name="pr25" draw:text-style-name="P22" draw:layer="layout" svg:width="23.548cm" svg:height="16.656cm" svg:x="1.881cm" svg:y="4.326cm" presentation:class="outline" presentation:user-transformed="true">
          <draw:text-box draw:corner-radius="0.024cm">
            <text:list text:style-name="L3">
              <text:list-item>
                <text:p text:style-name="P26"><text:span text:style-name="T18">Geçişin kurumunuza sağlayacağı yararlar nelerdir?</text:span></text:p>
              </text:list-item>
              <text:list-item>
                <text:p text:style-name="P26"><text:span text:style-name="T18"><text:s/></text:span><text:span text:style-name="T18">Geçiş sırasında ve sonrasında kurumunuzun kaybedecekleri neler olacaktır?</text:span></text:p>
              </text:list-item>
              <text:list-item>
                <text:p text:style-name="P26"><text:span text:style-name="T18">Geçişin hangi aşamaları ne kadar süre içinde tamamlanacaktır?</text:span></text:p>
              </text:list-item>
              <text:list-item>
                <text:p text:style-name="P26"><text:span text:style-name="T18">Geçiş için ayrılması gereken kaynaklar nelerdir?</text:span></text:p>
              </text:list-item>
              <text:list-item>
                <text:p text:style-name="P26"><text:span text:style-name="T18">Bu "yatırım"ın kuruma geri dönüşü ne kadar zaman içinde ve nasıl olacaktır?</text:span></text:p>
              </text:list-item>
            </text:list>
          </draw:text-box>
        </draw:frame>
        <presentation:notes draw:style-name="dp2">
          <draw:page-thumbnail draw:style-name="gr1" draw:layer="layout" svg:width="13.705cm" svg:height="10.279cm" svg:x="3.647cm" svg:y="2.853cm" draw:page-number="15"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6" draw:style-name="dp1" draw:master-page-name="lyt-darkblue" presentation:presentation-page-layout-name="AL1T0">
        <draw:frame presentation:style-name="pr4" draw:text-style-name="P33" draw:layer="layout" svg:width="24.276cm" svg:height="3.507cm" svg:x="1.489cm" svg:y="0.384cm" presentation:class="title" presentation:user-transformed="true">
          <draw:text-box>
            <text:p text:style-name="P7"><text:span text:style-name="T21">Üst Yönetimden Destek</text:span></text:p>
          </draw:text-box>
        </draw:frame>
        <draw:frame presentation:style-name="pr26" draw:text-style-name="P35" draw:layer="layout" svg:width="23.548cm" svg:height="15.576cm" svg:x="1.881cm" svg:y="3.626cm" presentation:class="outline" presentation:user-transformed="true">
          <draw:text-box draw:corner-radius="0.024cm">
            <text:list text:style-name="L3">
              <text:list-item>
                <text:p text:style-name="P34"><text:span text:style-name="T20">Teknik olduğundan daha fazla insan odaklı bir projenin üst yönetim desteği olmaksızın başarılı olması oldukça güçtür. Karşılaştığınız herhangi bir (kötü niyetli) dirençte arkanızda yönetimin desteğine ihtiyaç duyacaksınız.</text:span></text:p>
              </text:list-item>
              <text:list-item>
                <text:p text:style-name="P34"><text:span text:style-name="T20">Projenin teknik ayrıntılarından çok, kurum için</text:span><text:span text:style-name="T22"> </text:span><text:span text:style-name="T23">somut</text:span><text:span text:style-name="T24"> </text:span><text:span text:style-name="T20">getirilerini ve götürülerini anlatan bir raporu üst yönetime sunarak, projenizi onlara anlatın.</text:span></text:p>
              </text:list-item>
              <text:list-item>
                <text:p text:style-name="P34"><text:span text:style-name="T20">Ne yapın, ne edin, üst yönetimin desteğini kazanın.</text:span></text:p>
              </text:list-item>
            </text:list>
          </draw:text-box>
        </draw:frame>
        <presentation:notes draw:style-name="dp2">
          <draw:page-thumbnail draw:style-name="gr1" draw:layer="layout" svg:width="13.705cm" svg:height="10.279cm" svg:x="3.647cm" svg:y="2.853cm" draw:page-number="16"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7" draw:style-name="dp1" draw:master-page-name="lyt-darkblue" presentation:presentation-page-layout-name="AL1T0">
        <draw:frame presentation:style-name="pr3" draw:text-style-name="P6" draw:layer="layout" svg:width="27.376cm" svg:height="13.231cm" svg:x="0.4cm" svg:y="3.204cm" presentation:class="subtitle" presentation:user-transformed="true">
          <draw:text-box draw:corner-radius="10.956cm">
            <text:p text:style-name="P1"><text:span text:style-name="T8">Eylem Zamanı</text:span></text:p>
          </draw:text-box>
        </draw:frame>
        <presentation:notes draw:style-name="dp2">
          <draw:page-thumbnail draw:style-name="gr1" draw:layer="layout" svg:width="13.705cm" svg:height="10.279cm" svg:x="3.647cm" svg:y="2.853cm" draw:page-number="17"/>
          <draw:frame presentation:style-name="pr2" draw:text-style-name="P3" draw:layer="layout" svg:width="14.517cm" svg:height="11.41cm" svg:x="3.249cm" svg:y="14.13cm" presentation:class="notes" presentation:placeholder="true" presentation:user-transformed="true">
            <draw:text-box/>
          </draw:frame>
        </presentation:notes>
      </draw:page>
      <draw:page draw:name="page18" draw:style-name="dp1" draw:master-page-name="lyt-darkblue" presentation:presentation-page-layout-name="AL1T0">
        <draw:frame presentation:style-name="pr4" draw:text-style-name="P8" draw:layer="layout" svg:width="24.276cm" svg:height="3.507cm" svg:x="1.489cm" svg:y="0.384cm" presentation:class="title" presentation:user-transformed="true">
          <draw:text-box>
            <text:p text:style-name="P7"><text:span text:style-name="T9">Artık...</text:span></text:p>
          </draw:text-box>
        </draw:frame>
        <draw:frame presentation:style-name="pr27" draw:text-style-name="P37" draw:layer="layout" svg:width="23.548cm" svg:height="7.813cm" svg:x="1.881cm" svg:y="7.226cm" presentation:class="outline" presentation:user-transformed="true">
          <draw:text-box draw:corner-radius="0.024cm">
            <text:list text:style-name="L3">
              <text:list-item>
                <text:p text:style-name="P36"><text:span text:style-name="T18">Yeni donanım alımlarında Linux uyumluluğu aramalısınız.</text:span></text:p>
              </text:list-item>
              <text:list-item>
                <text:p text:style-name="P36"><text:span text:style-name="T18">Yeni firma bağımlısı yazılım/teknolojilere yatırım yapmamalısınız.</text:span></text:p>
              </text:list-item>
            </text:list>
          </draw:text-box>
        </draw:frame>
        <presentation:notes draw:style-name="dp2">
          <draw:page-thumbnail draw:style-name="gr1" draw:layer="layout" svg:width="13.705cm" svg:height="10.279cm" svg:x="3.647cm" svg:y="2.853cm" draw:page-number="18"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19" draw:style-name="dp1" draw:master-page-name="lyt-darkblue" presentation:presentation-page-layout-name="AL1T0">
        <draw:frame presentation:style-name="pr28" draw:text-style-name="P8" draw:layer="layout" svg:width="24.276cm" svg:height="4.691cm" svg:x="1.489cm" svg:y="0.392cm" presentation:class="title" presentation:user-transformed="true">
          <draw:text-box>
            <text:p text:style-name="P7"><text:span text:style-name="T9">Öncelikle Kullanıcıları Bilgilendirin</text:span></text:p>
          </draw:text-box>
        </draw:frame>
        <draw:frame presentation:style-name="pr29" draw:text-style-name="P37" draw:layer="layout" svg:width="24.435cm" svg:height="11.241cm" svg:x="1.881cm" svg:y="6.526cm" presentation:class="outline" presentation:user-transformed="true">
          <draw:text-box draw:corner-radius="0.024cm">
            <text:list text:style-name="L3">
              <text:list-item>
                <text:p text:style-name="P3"><text:span text:style-name="T18">Üst yönetimle beraber anlaştığınız geçiş planını,</text:span></text:p>
              </text:list-item>
              <text:list-item>
                <text:p text:style-name="P3"><text:span text:style-name="T18">Kuruma getireceği yararları ve neden böyle bir karar alındığını,</text:span></text:p>
              </text:list-item>
              <text:list-item>
                <text:p text:style-name="P3"><text:span text:style-name="T18">Aşamalarını ve zaman çizelgesini</text:span></text:p>
              </text:list-item>
            </text:list>
            <text:p text:style-name="P38"><text:span text:style-name="T18"/></text:p>
            <text:p text:style-name="P39"><text:span text:style-name="T18">tıpkı üst yönetime olduğu gibi kullanıcılara da anlatın.</text:span></text:p>
          </draw:text-box>
        </draw:frame>
        <presentation:notes draw:style-name="dp2">
          <draw:page-thumbnail draw:style-name="gr1" draw:layer="layout" svg:width="13.705cm" svg:height="10.279cm" svg:x="3.647cm" svg:y="2.853cm" draw:page-number="19"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0" draw:style-name="dp1" draw:master-page-name="lyt-darkblue" presentation:presentation-page-layout-name="AL1T0">
        <draw:frame presentation:style-name="pr1" draw:text-style-name="P40" draw:layer="layout" svg:width="27.376cm" svg:height="15.94cm" svg:x="0.4cm" svg:y="1.85cm" presentation:class="subtitle" presentation:user-transformed="true">
          <draw:text-box draw:corner-radius="10.956cm">
            <text:p text:style-name="P7"><text:span text:style-name="T25">Windows'u Olabildiğince Özgürleştirmek</text:span></text:p>
          </draw:text-box>
        </draw:frame>
        <presentation:notes draw:style-name="dp2">
          <draw:page-thumbnail draw:style-name="gr1" draw:layer="layout" svg:width="13.705cm" svg:height="10.279cm" svg:x="3.647cm" svg:y="2.853cm" draw:page-number="20"/>
          <draw:frame presentation:style-name="pr2" draw:text-style-name="P3" draw:layer="layout" svg:width="14.517cm" svg:height="11.41cm" svg:x="3.249cm" svg:y="14.13cm" presentation:class="notes" presentation:placeholder="true" presentation:user-transformed="true">
            <draw:text-box/>
          </draw:frame>
        </presentation:notes>
      </draw:page>
      <draw:page draw:name="page21" draw:style-name="dp1" draw:master-page-name="lyt-darkblue" presentation:presentation-page-layout-name="AL1T0">
        <draw:frame presentation:style-name="pr4" draw:text-style-name="P8" draw:layer="layout" svg:width="24.276cm" svg:height="3.507cm" svg:x="1.489cm" svg:y="0.384cm" presentation:class="title" presentation:user-transformed="true">
          <draw:text-box>
            <text:p text:style-name="P7"><text:span text:style-name="T9">Neden?</text:span></text:p>
          </draw:text-box>
        </draw:frame>
        <draw:frame presentation:style-name="pr30" draw:text-style-name="P37" draw:layer="layout" svg:width="25.404cm" svg:height="16.256cm" svg:x="1.681cm" svg:y="3.226cm" presentation:class="outline" presentation:user-transformed="true">
          <draw:text-box draw:corner-radius="0.024cm">
            <text:list text:style-name="L3">
              <text:list-item>
                <text:p text:style-name="P41"><text:span text:style-name="T18">Linux'a geçiş öncesi, hem Windows hem Linux altında çalışan özgür yazılımların Windows'ta kullanımı tercih edilebilir.</text:span></text:p>
              </text:list-item>
              <text:list-item>
                <text:p text:style-name="P41"><text:span text:style-name="T18">Kısa vadede, ciddi bir değişim gerektirmeden, geçiş hedeflerinin bir kısmına ulaşılabilir.</text:span></text:p>
              </text:list-item>
              <text:list-item>
                <text:p text:style-name="P41"><text:span text:style-name="T18">Kullanıcılar aslında işletim sisteminden çok, üzerinde kullandıkları yazılımların bağımlısıdırlar. İşletim sistemi çoğu zaman görünmez bir katmandır. Yazılımların değişimine uyum sağlayan insanlar için işletim sistemi değişimi çok daha ağrısız olacaktır.</text:span></text:p>
              </text:list-item>
            </text:list>
          </draw:text-box>
        </draw:frame>
        <presentation:notes draw:style-name="dp2">
          <draw:page-thumbnail draw:style-name="gr1" draw:layer="layout" svg:width="13.705cm" svg:height="10.279cm" svg:x="3.647cm" svg:y="2.853cm" draw:page-number="21"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2" draw:style-name="dp1" draw:master-page-name="lyt-darkblue" presentation:presentation-page-layout-name="AL1T0">
        <draw:frame presentation:style-name="pr4" draw:text-style-name="P8" draw:layer="layout" svg:width="24.276cm" svg:height="3.507cm" svg:x="1.489cm" svg:y="0.384cm" presentation:class="title" presentation:user-transformed="true">
          <draw:text-box>
            <text:p text:style-name="P7"><text:span text:style-name="T9">Neden?</text:span></text:p>
          </draw:text-box>
        </draw:frame>
        <draw:frame presentation:style-name="pr31" draw:text-style-name="P37" draw:layer="layout" svg:width="25.404cm" svg:height="13.846cm" svg:x="1.681cm" svg:y="4.226cm" presentation:class="outline" presentation:user-transformed="true">
          <draw:text-box draw:corner-radius="0.024cm">
            <text:list text:style-name="L3">
              <text:list-item>
                <text:p text:style-name="P42"><text:span text:style-name="T18">Geçişin aslında önemli bir kısmı gerçekleşirken hala alışık oldukları ortamda olacaklarından dolayı, kullanıcılar kendilerini daha rahat ve güvende hissedeceklerdir.</text:span></text:p>
              </text:list-item>
              <text:list-item>
                <text:p text:style-name="P42"><text:span text:style-name="T18">Linux'a geçiş sonrasında yeni alıştıkları yazılımları Linux altında da kullanabileceklerinden ortam değişimi sırasında kullanıcılar kendilerini daha rahat ve güvende hissedeceklerdir.</text:span></text:p>
              </text:list-item>
            </text:list>
          </draw:text-box>
        </draw:frame>
        <presentation:notes draw:style-name="dp2">
          <draw:page-thumbnail draw:style-name="gr1" draw:layer="layout" svg:width="13.705cm" svg:height="10.279cm" svg:x="3.647cm" svg:y="2.853cm" draw:page-number="22"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3" draw:style-name="dp1" draw:master-page-name="lyt-darkblue" presentation:presentation-page-layout-name="AL1T0">
        <draw:frame presentation:style-name="pr4" draw:text-style-name="P8" draw:layer="layout" svg:width="24.276cm" svg:height="3.507cm" svg:x="1.489cm" svg:y="0.384cm" presentation:class="title" presentation:user-transformed="true">
          <draw:text-box>
            <text:p text:style-name="P7"><text:span text:style-name="T9">Örnek senaryolar :</text:span></text:p>
          </draw:text-box>
        </draw:frame>
        <draw:frame presentation:style-name="pr32" draw:text-style-name="P44" draw:layer="layout" svg:width="27.042cm" svg:height="10.273cm" svg:x="0.45cm" svg:y="5.926cm" presentation:class="outline" presentation:user-transformed="true">
          <draw:text-box draw:corner-radius="0.024cm">
            <text:list text:style-name="L3">
              <text:list-item>
                <text:p text:style-name="P43"><text:span text:style-name="T19">Ofis yazılımı : Microsoft Office --&gt; Openoffice.org</text:span></text:p>
              </text:list-item>
              <text:list-item>
                <text:p text:style-name="P43"><text:span text:style-name="T19">Web tarayıcısı : Internet Explorer --&gt; FireFox</text:span></text:p>
              </text:list-item>
              <text:list-item>
                <text:p text:style-name="P43"><text:span text:style-name="T19">E-posta yazılımı : Outlook Express --&gt; Thunderbird</text:span></text:p>
              </text:list-item>
              <text:list-item>
                <text:p text:style-name="P43"><text:span text:style-name="T19">OpenCD -- http://www.theopencd.org</text:span></text:p>
              </text:list-item>
            </text:list>
          </draw:text-box>
        </draw:frame>
        <presentation:notes draw:style-name="dp2">
          <draw:page-thumbnail draw:style-name="gr1" draw:layer="layout" svg:width="13.705cm" svg:height="10.279cm" svg:x="3.647cm" svg:y="2.853cm" draw:page-number="23"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4" draw:style-name="dp1" draw:master-page-name="lyt-darkblue" presentation:presentation-page-layout-name="AL1T0">
        <draw:frame presentation:style-name="pr4" draw:text-style-name="P8" draw:layer="layout" svg:width="24.276cm" svg:height="3.507cm" svg:x="1.489cm" svg:y="0.984cm" presentation:class="title" presentation:user-transformed="true">
          <draw:text-box>
            <text:p text:style-name="P7"><text:span text:style-name="T9">Nasıl?</text:span></text:p>
          </draw:text-box>
        </draw:frame>
        <draw:frame presentation:style-name="pr33" draw:text-style-name="P37" draw:layer="layout" svg:width="24.435cm" svg:height="12.741cm" svg:x="1.881cm" svg:y="5.126cm" presentation:class="outline" presentation:user-transformed="true">
          <draw:text-box draw:corner-radius="0.024cm">
            <text:list text:style-name="L3">
              <text:list-item>
                <text:p text:style-name="P45"><text:span text:style-name="T18">Öncelikle bilgi işlem bölümünde geçiş için oluşturduğunuz ekip olarak yeni yazılımları kullanmaya başlayın.</text:span></text:p>
              </text:list-item>
              <text:list-item>
                <text:p text:style-name="P45"><text:span text:style-name="T18">Daha önce kullanılan yazılımlarla farklılıklarını belirleyerek, kullanıcılarınız için bir geçiş kılavuzu ve eğitim programı hazırlayın. Yeni yazılımlar sayesinde artık yapabildikleri işlemleri onlara tanıtın.</text:span></text:p>
              </text:list-item>
            </text:list>
          </draw:text-box>
        </draw:frame>
        <presentation:notes draw:style-name="dp2">
          <draw:page-thumbnail draw:style-name="gr1" draw:layer="layout" svg:width="13.705cm" svg:height="10.279cm" svg:x="3.647cm" svg:y="2.853cm" draw:page-number="24"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5" draw:style-name="dp1" draw:master-page-name="lyt-darkblue" presentation:presentation-page-layout-name="AL1T0">
        <draw:frame presentation:style-name="pr4" draw:text-style-name="P8" draw:layer="layout" svg:width="24.276cm" svg:height="3.507cm" svg:x="1.489cm" svg:y="0.984cm" presentation:class="title" presentation:user-transformed="true">
          <draw:text-box>
            <text:p text:style-name="P7"><text:span text:style-name="T9">Nasıl?</text:span></text:p>
          </draw:text-box>
        </draw:frame>
        <draw:frame presentation:style-name="pr34" draw:text-style-name="P37" draw:layer="layout" svg:width="24.435cm" svg:height="12.941cm" svg:x="1.881cm" svg:y="5.126cm" presentation:class="outline" presentation:user-transformed="true">
          <draw:text-box draw:corner-radius="0.024cm">
            <text:list text:style-name="L3">
              <text:list-item>
                <text:p text:style-name="P18"><text:span text:style-name="T18">Kendinize bir pilot kullanıcı grubu seçerek yeni özgür yazılımlara geçişlerini sağlayın. Geçiş öncesinde, sırasında ve sonrasında onlara bilgi verin. Onlardan gelen geri beslemelerle çalışmanızı iyileştirin.</text:span></text:p>
              </text:list-item>
              <text:list-item>
                <text:p text:style-name="P18"><text:span text:style-name="T18">Birer birer tüm bölümlerde geçişi pilot grubunuzda olduğu gibi sağlayarak geçişi tamamlayın.</text:span></text:p>
              </text:list-item>
            </text:list>
          </draw:text-box>
        </draw:frame>
        <presentation:notes draw:style-name="dp2">
          <draw:page-thumbnail draw:style-name="gr1" draw:layer="layout" svg:width="13.705cm" svg:height="10.279cm" svg:x="3.647cm" svg:y="2.853cm" draw:page-number="25"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6" draw:style-name="dp1" draw:master-page-name="lyt-darkblue" presentation:presentation-page-layout-name="AL1T0">
        <draw:frame presentation:style-name="pr4" draw:text-style-name="P8" draw:layer="layout" svg:width="24.276cm" svg:height="3.507cm" svg:x="1.489cm" svg:y="0.984cm" presentation:class="title" presentation:user-transformed="true">
          <draw:text-box>
            <text:p text:style-name="P7"><text:span text:style-name="T9">Nasıl?</text:span></text:p>
          </draw:text-box>
        </draw:frame>
        <draw:frame presentation:style-name="pr35" draw:text-style-name="P37" draw:layer="layout" svg:width="24.435cm" svg:height="10.831cm" svg:x="1.881cm" svg:y="5.126cm" presentation:class="outline" presentation:user-transformed="true">
          <draw:text-box draw:corner-radius="0.024cm">
            <text:list text:style-name="L3">
              <text:list-item>
                <text:p text:style-name="P46"><text:span text:style-name="T18">İlk olarak değişim/teknolojiye en yatkın gruplarda geçişi yapmayı tercih edebilirsiniz.</text:span></text:p>
              </text:list-item>
              <text:list-item>
                <text:p text:style-name="P46"><text:span text:style-name="T18">Bir anda tüm yazılımları değiştirmeye çalışmak yerine, kurumunuzun yapısına ve insan dokusuna göre yazılımları teker teker değiştirerek de ilerleyebilirsiniz.</text:span></text:p>
              </text:list-item>
            </text:list>
          </draw:text-box>
        </draw:frame>
        <presentation:notes draw:style-name="dp2">
          <draw:page-thumbnail draw:style-name="gr1" draw:layer="layout" svg:width="13.705cm" svg:height="10.279cm" svg:x="3.647cm" svg:y="2.853cm" draw:page-number="26"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7" draw:style-name="dp1" draw:master-page-name="lyt-darkblue" presentation:presentation-page-layout-name="AL1T0">
        <draw:frame presentation:style-name="pr17" draw:text-style-name="P20" draw:layer="layout" svg:width="25.519cm" svg:height="5.626cm" svg:x="1.489cm" svg:y="0.125cm" presentation:class="title" presentation:user-transformed="true">
          <draw:text-box>
            <text:p text:style-name="P3"><text:span text:style-name="T17">Kurum içi geliştirilen yazılımların platform bağımsız hale getirilmesi :</text:span></text:p>
          </draw:text-box>
        </draw:frame>
        <draw:frame presentation:style-name="pr36" draw:text-style-name="P47" draw:layer="layout" svg:width="27.042cm" svg:height="13.577cm" svg:x="0.45cm" svg:y="5.726cm" presentation:class="outline" presentation:user-transformed="true">
          <draw:text-box draw:corner-radius="0.024cm">
            <text:list text:style-name="L3">
              <text:list-item>
                <text:p text:style-name="P21"><text:span text:style-name="T19">Web tabanlı uygulamalara geçiş</text:span></text:p>
              </text:list-item>
              <text:list-item>
                <text:p text:style-name="P21"><text:span text:style-name="T19">Birden fazla platformda çalışabilen GUI kütüphaneleri kullanımı : QT, GTK, WxWidgets,...</text:span></text:p>
              </text:list-item>
              <text:list-item>
                <text:p text:style-name="P21"><text:span text:style-name="T19">Delphi --&gt; Kylix</text:span></text:p>
              </text:list-item>
              <text:list-item>
                <text:p text:style-name="P21"><text:span text:style-name="T19">Java uygulamaları</text:span></text:p>
              </text:list-item>
              <text:list-item>
                <text:p text:style-name="P21"><text:span text:style-name="T19">Winelib ile çeşitli Windows çağrılarının Linux'ta kullanım</text:span></text:p>
              </text:list-item>
            </text:list>
          </draw:text-box>
        </draw:frame>
        <presentation:notes draw:style-name="dp2">
          <draw:page-thumbnail draw:style-name="gr1" draw:layer="layout" svg:width="13.705cm" svg:height="10.279cm" svg:x="3.647cm" svg:y="2.853cm" draw:page-number="27"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28" draw:style-name="dp1" draw:master-page-name="lyt-darkblue" presentation:presentation-page-layout-name="AL1T0">
        <draw:frame presentation:style-name="pr3" draw:text-style-name="P4" draw:layer="layout" svg:width="27.376cm" svg:height="13.231cm" svg:x="0.4cm" svg:y="3.204cm" presentation:class="subtitle" presentation:user-transformed="true">
          <draw:text-box draw:corner-radius="10.956cm">
            <text:p text:style-name="P7"><text:span text:style-name="T26">Linux'a Geçiş</text:span></text:p>
          </draw:text-box>
        </draw:frame>
        <presentation:notes draw:style-name="dp2">
          <draw:page-thumbnail draw:style-name="gr1" draw:layer="layout" svg:width="13.705cm" svg:height="10.279cm" svg:x="3.647cm" svg:y="2.853cm" draw:page-number="28"/>
          <draw:frame presentation:style-name="pr2" draw:text-style-name="P3" draw:layer="layout" svg:width="14.517cm" svg:height="11.41cm" svg:x="3.249cm" svg:y="14.13cm" presentation:class="notes" presentation:placeholder="true" presentation:user-transformed="true">
            <draw:text-box/>
          </draw:frame>
        </presentation:notes>
      </draw:page>
      <draw:page draw:name="page29" draw:style-name="dp1" draw:master-page-name="lyt-darkblue" presentation:presentation-page-layout-name="AL1T0">
        <draw:frame presentation:style-name="pr37" draw:text-style-name="P48" draw:layer="layout" svg:width="24.276cm" svg:height="2.681cm" svg:x="1.489cm" svg:y="0.984cm" presentation:class="title" presentation:user-transformed="true">
          <draw:text-box>
            <text:p text:style-name="P7"><text:span text:style-name="T9">Dağıtım Seçimi</text:span></text:p>
          </draw:text-box>
        </draw:frame>
        <draw:frame presentation:style-name="pr38" draw:text-style-name="P37" draw:layer="layout" svg:width="24.435cm" svg:height="15.456cm" svg:x="1.881cm" svg:y="4.026cm" presentation:class="outline" presentation:user-transformed="true">
          <draw:text-box draw:corner-radius="0.024cm">
            <text:list text:style-name="L3">
              <text:list-item>
                <text:p text:style-name="P3"><text:span text:style-name="T18">Öncelikle kurumunuz için standart olacak bir Linux dağıtımı belirleyin. Tek tük cihazlarda amacına özel dağıtımlar kullanımı dışında kurum genelinde aynı dağıtımı kullanmaya özen gösterin.</text:span></text:p>
              </text:list-item>
              <text:list-item>
                <text:p text:style-name="P3"><text:span text:style-name="T18">Dağıtım olarak neyi seçtiğiniz çok da önemli değildir. Her dağıtım özünde aynıdır, uygun ellerde istenilen şekil verilebilir. O nedenle teknik ekibinizin kendini en rahat hissettiği dağıtım kurumunuz için en doğru dağıtım olacaktır.</text:span></text:p>
              </text:list-item>
            </text:list>
          </draw:text-box>
        </draw:frame>
        <presentation:notes draw:style-name="dp2">
          <draw:page-thumbnail draw:style-name="gr1" draw:layer="layout" svg:width="13.705cm" svg:height="10.279cm" svg:x="3.647cm" svg:y="2.853cm" draw:page-number="29"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0" draw:style-name="dp1" draw:master-page-name="lyt-darkblue" presentation:presentation-page-layout-name="AL1T0">
        <draw:frame presentation:style-name="pr37" draw:text-style-name="P48" draw:layer="layout" svg:width="24.276cm" svg:height="2.681cm" svg:x="1.489cm" svg:y="0.984cm" presentation:class="title" presentation:user-transformed="true">
          <draw:text-box>
            <text:p text:style-name="P7"><text:span text:style-name="T9">Donanım "Rüşveti"</text:span></text:p>
          </draw:text-box>
        </draw:frame>
        <draw:frame presentation:style-name="pr39" draw:text-style-name="P37" draw:layer="layout" svg:width="24.435cm" svg:height="15.856cm" svg:x="1.881cm" svg:y="3.526cm" presentation:class="outline" presentation:user-transformed="true">
          <draw:text-box draw:corner-radius="0.024cm">
            <text:list text:style-name="L3">
              <text:list-item>
                <text:p text:style-name="P41"><text:span text:style-name="T18">İşletim sistemi değişimi aynı zamanda kurum donanımlarını elden geçirmek için de iyi bir fırsat olabilir. Bilgisayarı hızlanan kullanıcılar yeni işletim sistemlerinden de mutlu olacaklardır.</text:span></text:p>
              </text:list-item>
              <text:list-item>
                <text:p text:style-name="P41"><text:span text:style-name="T18">Maliyeti oldukça az olan bellek ilk hedefiniz olabilir. Çoklukla hızlı sistemlere düşük bellekler takılarak performansı ciddi anlamda düşürülebilmekte. Günümüzde 512 MB bellek keyifli bir kullanımı çoğunlukla garantiliyor.</text:span></text:p>
              </text:list-item>
            </text:list>
          </draw:text-box>
        </draw:frame>
        <presentation:notes draw:style-name="dp2">
          <draw:page-thumbnail draw:style-name="gr1" draw:layer="layout" svg:width="13.705cm" svg:height="10.279cm" svg:x="3.647cm" svg:y="2.853cm" draw:page-number="30"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1" draw:style-name="dp1" draw:master-page-name="lyt-darkblue" presentation:presentation-page-layout-name="AL1T0">
        <draw:frame presentation:style-name="pr37" draw:text-style-name="P48" draw:layer="layout" svg:width="24.276cm" svg:height="2.681cm" svg:x="1.489cm" svg:y="0.984cm" presentation:class="title" presentation:user-transformed="true">
          <draw:text-box>
            <text:p text:style-name="P7"><text:span text:style-name="T9">Donanım "Rüşveti"</text:span></text:p>
          </draw:text-box>
        </draw:frame>
        <draw:frame presentation:style-name="pr40" draw:text-style-name="P37" draw:layer="layout" svg:width="24.435cm" svg:height="11.636cm" svg:x="1.881cm" svg:y="5.626cm" presentation:class="outline" presentation:user-transformed="true">
          <draw:text-box draw:corner-radius="0.024cm">
            <text:list text:style-name="L3">
              <text:list-item>
                <text:p text:style-name="P49"><text:span text:style-name="T18">Düşük hızlı diskler de hızlı bir sistemin ayağına pranga bağlayabilir. Tercihen cache'i olan hızlı diskler sistem performansını arttırabilir.</text:span></text:p>
              </text:list-item>
              <text:list-item>
                <text:p text:style-name="P49"><text:span text:style-name="T18">Geçiş projesi bütçenizin bir kısmını "pahalı olmayan" donanım güncellemelerine ayırabilirsiniz.</text:span></text:p>
              </text:list-item>
            </text:list>
          </draw:text-box>
        </draw:frame>
        <presentation:notes draw:style-name="dp2">
          <draw:page-thumbnail draw:style-name="gr1" draw:layer="layout" svg:width="13.705cm" svg:height="10.279cm" svg:x="3.647cm" svg:y="2.853cm" draw:page-number="31"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2" draw:style-name="dp1" draw:master-page-name="lyt-darkblue" presentation:presentation-page-layout-name="AL1T0">
        <draw:frame presentation:style-name="pr37" draw:text-style-name="P48" draw:layer="layout" svg:width="24.276cm" svg:height="2.681cm" svg:x="1.489cm" svg:y="0.984cm" presentation:class="title" presentation:user-transformed="true">
          <draw:text-box>
            <text:p text:style-name="P7"><text:span text:style-name="T9">Nasıl?</text:span></text:p>
          </draw:text-box>
        </draw:frame>
        <draw:frame presentation:style-name="pr41" draw:text-style-name="P37" draw:layer="layout" svg:width="24.435cm" svg:height="12.741cm" svg:x="1.881cm" svg:y="4.326cm" presentation:class="outline" presentation:user-transformed="true">
          <draw:text-box draw:corner-radius="0.024cm">
            <text:list text:style-name="L3">
              <text:list-item>
                <text:p text:style-name="P50"><text:span text:style-name="T18">Öncelikle bilgi işlem bölümünde geçiş için oluşturduğunuz ekip olarak Linux kullanmaya başlayın.</text:span></text:p>
              </text:list-item>
              <text:list-item>
                <text:p text:style-name="P50"><text:span text:style-name="T18">Windows ile kullanım farklılıklarını belirleyerek, kullanıcılarınız için bir geçiş kılavuzu ve eğitim programı hazırlayın. Yeni işletim sistemlerinin onlara sağladığı avantajları tanıtın.</text:span></text:p>
              </text:list-item>
            </text:list>
          </draw:text-box>
        </draw:frame>
        <presentation:notes draw:style-name="dp2">
          <draw:page-thumbnail draw:style-name="gr1" draw:layer="layout" svg:width="13.705cm" svg:height="10.279cm" svg:x="3.647cm" svg:y="2.853cm" draw:page-number="32"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3" draw:style-name="dp1" draw:master-page-name="lyt-darkblue" presentation:presentation-page-layout-name="AL1T0">
        <draw:frame presentation:style-name="pr37" draw:text-style-name="P48" draw:layer="layout" svg:width="24.276cm" svg:height="2.681cm" svg:x="1.489cm" svg:y="0.984cm" presentation:class="title" presentation:user-transformed="true">
          <draw:text-box>
            <text:p text:style-name="P7"><text:span text:style-name="T9">Nasıl?</text:span></text:p>
          </draw:text-box>
        </draw:frame>
        <draw:frame presentation:style-name="pr42" draw:text-style-name="P37" draw:layer="layout" svg:width="24.435cm" svg:height="15.251cm" svg:x="1.881cm" svg:y="3.726cm" presentation:class="outline" presentation:user-transformed="true">
          <draw:text-box draw:corner-radius="0.024cm">
            <text:list text:style-name="L3">
              <text:list-item>
                <text:p text:style-name="P29"><text:span text:style-name="T18">Kendinize bir pilot kullanıcı grubu seçerek Linux'a geçişlerini sağlayın. Geçiş öncesinde, sırasında ve sonrasında onlara bilgi verin. Onlardan gelen geri beslemelerle çalışmanızı iyileştirin.</text:span></text:p>
              </text:list-item>
              <text:list-item>
                <text:p text:style-name="P29"><text:span text:style-name="T18">Birer birer tüm bölümlerde geçişi pilot grubunuzda olduğu gibi sağlayarak geçişi tamamlayın.</text:span></text:p>
              </text:list-item>
              <text:list-item>
                <text:p text:style-name="P29"><text:span text:style-name="T18">İlk olarak değişim/teknolojiye en yatkın gruplarda geçişi yapmayı tercih edebilirsiniz.</text:span></text:p>
              </text:list-item>
            </text:list>
          </draw:text-box>
        </draw:frame>
        <presentation:notes draw:style-name="dp2">
          <draw:page-thumbnail draw:style-name="gr1" draw:layer="layout" svg:width="13.705cm" svg:height="10.279cm" svg:x="3.647cm" svg:y="2.853cm" draw:page-number="33"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4" draw:style-name="dp1" draw:master-page-name="lyt-darkblue" presentation:presentation-page-layout-name="AL1T0">
        <draw:frame presentation:style-name="pr37" draw:text-style-name="P51" draw:layer="layout" svg:width="24.276cm" svg:height="2.681cm" svg:x="1.489cm" svg:y="0.984cm" presentation:class="title" presentation:user-transformed="true">
          <draw:text-box>
            <text:p text:style-name="P7"><text:span text:style-name="T17">Ek Püf Noktaları ve Tavsiyeler</text:span></text:p>
          </draw:text-box>
        </draw:frame>
        <draw:frame presentation:style-name="pr43" draw:text-style-name="P44" draw:layer="layout" svg:width="24.435cm" svg:height="15.949cm" svg:x="1.881cm" svg:y="3.526cm" presentation:class="outline" presentation:user-transformed="true">
          <draw:text-box draw:corner-radius="0.024cm">
            <text:list text:style-name="L3">
              <text:list-item>
                <text:p text:style-name="P52"><text:span text:style-name="T19">Geçiş uzun bir süreç olduğundan, geçiş sırasında bilgi işlem bölümünün diğer işlevlerinin de devam etmesi gerekecektir. O nedenle tüm bilgi işlem bölümünün bu konuyla ilgilenmesi yerine belirlenen bir alt ekibin geçiş projesine odaklanması ve o ekibe de geçiş projesi tamamlanana kadar yeni iş verilmemesi tercih edilebilir.</text:span></text:p>
              </text:list-item>
              <text:list-item>
                <text:p text:style-name="P52"><text:span text:style-name="T19">Geçiş sürecini olabildiğince küçük aşamalara bölerek yönetin. Her bir aşamayı adım adım tamamlayın.</text:span></text:p>
              </text:list-item>
            </text:list>
          </draw:text-box>
        </draw:frame>
        <presentation:notes draw:style-name="dp2">
          <draw:page-thumbnail draw:style-name="gr1" draw:layer="layout" svg:width="13.705cm" svg:height="10.279cm" svg:x="3.647cm" svg:y="2.853cm" draw:page-number="34"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5" draw:style-name="dp1" draw:master-page-name="lyt-darkblue" presentation:presentation-page-layout-name="AL1T0">
        <draw:frame presentation:style-name="pr37" draw:text-style-name="P51" draw:layer="layout" svg:width="24.276cm" svg:height="2.681cm" svg:x="1.489cm" svg:y="0.984cm" presentation:class="title" presentation:user-transformed="true">
          <draw:text-box>
            <text:p text:style-name="P7"><text:span text:style-name="T17">Ek Püf Noktaları ve Tavsiyeler</text:span></text:p>
          </draw:text-box>
        </draw:frame>
        <draw:frame presentation:style-name="pr44" draw:text-style-name="P44" draw:layer="layout" svg:width="25.058cm" svg:height="15.849cm" svg:x="1.881cm" svg:y="3.526cm" presentation:class="outline" presentation:user-transformed="true">
          <draw:text-box draw:corner-radius="0.024cm">
            <text:list text:style-name="L3">
              <text:list-item>
                <text:p text:style-name="P53"><text:span text:style-name="T19">Gelen soru(n)ları belirlediğiniz geçiş aşamalarına göre sınıflayın. Kullanıcılara da bu sınıflama konusunda bilgi vermek yararlı olabilir. Böylece geçişi aynı sizin gibi zihinlerinde aşamalara ayırabilirler, daha yapıcı yaklaşımlar gösterebilirler.</text:span></text:p>
              </text:list-item>
              <text:list-item>
                <text:p text:style-name="P53"><text:span text:style-name="T19">Veri aktarımına azami özen gösterin. İnsanlar veri -kaybetmemeli-. En fazla bazı verilerin tekrar girilmesi gerçekleşebilir. Böyle bir durumda da tercihen bunun için uygun kaynak ayrılmalı, kullanıcının kendisi bunu yapmamalı.</text:span></text:p>
              </text:list-item>
            </text:list>
          </draw:text-box>
        </draw:frame>
        <presentation:notes draw:style-name="dp2">
          <draw:page-thumbnail draw:style-name="gr1" draw:layer="layout" svg:width="13.705cm" svg:height="10.279cm" svg:x="3.647cm" svg:y="2.853cm" draw:page-number="35"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6" draw:style-name="dp1" draw:master-page-name="lyt-darkblue" presentation:presentation-page-layout-name="AL1T0">
        <draw:frame presentation:style-name="pr37" draw:text-style-name="P51" draw:layer="layout" svg:width="24.276cm" svg:height="2.681cm" svg:x="1.489cm" svg:y="0.984cm" presentation:class="title" presentation:user-transformed="true">
          <draw:text-box>
            <text:p text:style-name="P7"><text:span text:style-name="T17">Ek Püf Noktaları ve Tavsiyeler</text:span></text:p>
          </draw:text-box>
        </draw:frame>
        <draw:frame presentation:style-name="pr45" draw:text-style-name="P55" draw:layer="layout" svg:width="26.119cm" svg:height="16.045cm" svg:x="0.981cm" svg:y="3.526cm" presentation:class="outline" presentation:user-transformed="true">
          <draw:text-box draw:corner-radius="0.024cm">
            <text:list text:style-name="L3">
              <text:list-item>
                <text:p text:style-name="P54"><text:span text:style-name="T27">Kullanıcılara kurum içinde kullanılması gereken yazılımların yanı sıra, yeni işletim sistemi sayesinde kullanabilecekleri olası özgür yazılımlar hakkında da bilgi verin. Bunlar hava durumu raporlayan, kısa kısa haberler geçen ve benzeri işlevleri olan küçük oyuncaklar da olabilir. Bu tip "tali" araçlar, kullanıcıların Linux'a alışmalarında ofis yazılımlarından çok daha etkili olabilirler ;-)</text:span></text:p>
              </text:list-item>
              <text:list-item>
                <text:p text:style-name="P54"><text:span text:style-name="T27">Üst yönetime gelişmelerle ilgili sık sık bilgi verin, sorularını yanıtlayın. Doğaları gereği direnç gösteren kullanıcılar ya da öngörülmeyen gecikmeler üst yönetimde soru işaretleri yaratabilir.</text:span></text:p>
              </text:list-item>
            </text:list>
          </draw:text-box>
        </draw:frame>
        <presentation:notes draw:style-name="dp2">
          <draw:page-thumbnail draw:style-name="gr1" draw:layer="layout" svg:width="13.705cm" svg:height="10.279cm" svg:x="3.647cm" svg:y="2.853cm" draw:page-number="36"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7" draw:style-name="dp1" draw:master-page-name="lyt-darkblue" presentation:presentation-page-layout-name="AL1T0">
        <draw:frame presentation:style-name="pr37" draw:text-style-name="P48" draw:layer="layout" svg:width="24.276cm" svg:height="2.681cm" svg:x="1.489cm" svg:y="0.184cm" presentation:class="title" presentation:user-transformed="true">
          <draw:text-box>
            <text:p text:style-name="P7"><text:span text:style-name="T9">Kaynaklar</text:span></text:p>
          </draw:text-box>
        </draw:frame>
        <draw:frame presentation:style-name="pr46" draw:text-style-name="P58" draw:layer="layout" svg:width="27.723cm" svg:height="16.825cm" svg:x="0.377cm" svg:y="2.626cm" presentation:class="outline" presentation:user-transformed="true">
          <draw:text-box draw:corner-radius="0.024cm">
            <text:list text:style-name="L3">
              <text:list-item>
                <text:p text:style-name="P56"><text:span text:style-name="T28">IDA OpenSource Migration Guidelines (148 sayfa)</text:span></text:p>
              </text:list-item>
            </text:list>
            <text:p text:style-name="P57"><text:span text:style-name="T29">http://europa.eu.int/idabc/servlets/Doc?id=1983</text:span></text:p>
            <text:list text:continue-numbering="true" text:style-name="L3">
              <text:list-item>
                <text:p text:style-name="P56"><text:span text:style-name="T28">IBM Linux Client Migration Cookbook (260 sayfa)</text:span></text:p>
              </text:list-item>
            </text:list>
            <text:p text:style-name="P57"><text:span text:style-name="T29">http://www.redbooks.ibm.com/abstracts/sg246380.html</text:span></text:p>
            <text:list text:continue-numbering="true" text:style-name="L3">
              <text:list-item>
                <text:p text:style-name="P56"><text:span text:style-name="T28">Getting Linux to the Desktop: Small Business Guide</text:span></text:p>
              </text:list-item>
            </text:list>
            <text:p text:style-name="P57"><text:span text:style-name="T29">http://www.reallylinux.com/docs/desktop.shtml</text:span></text:p>
            <text:list text:continue-numbering="true" text:style-name="L3">
              <text:list-item>
                <text:p text:style-name="P56"><text:span text:style-name="T28">GBDirect Open Source Migration Guide</text:span></text:p>
              </text:list-item>
            </text:list>
            <text:p text:style-name="P57"><text:span text:style-name="T29">http://open-source.gbdirect.co.uk/migration/</text:span></text:p>
            <text:list text:continue-numbering="true" text:style-name="L3">
              <text:list-item>
                <text:p text:style-name="P56"><text:span text:style-name="T28">Novell Migration Guidelines</text:span></text:p>
              </text:list-item>
            </text:list>
            <text:p text:style-name="P57"><text:span text:style-name="T29">http://www.novell.com/linux/migrate/desktop1.html</text:span></text:p>
            <text:list text:continue-numbering="true" text:style-name="L3">
              <text:list-item>
                <text:p text:style-name="P56"><text:span text:style-name="T28">Tom's Hardware : Migrating from Windows to Linux</text:span></text:p>
              </text:list-item>
            </text:list>
            <text:p text:style-name="P57"><text:span text:style-name="T29">http://www6.tomshardware.com/howto/20040329/</text:span></text:p>
            <text:list text:continue-numbering="true" text:style-name="L3">
              <text:list-item>
                <text:p text:style-name="P56"><text:span text:style-name="T28">Windows to Linux Migration Guide</text:span></text:p>
              </text:list-item>
            </text:list>
            <text:p text:style-name="P57"><text:span text:style-name="T29">http://enterprise.linux.com/article.pl?sid=04/07/23/2219257&amp;tid=101</text:span></text:p>
          </draw:text-box>
        </draw:frame>
        <presentation:notes draw:style-name="dp2">
          <draw:page-thumbnail draw:style-name="gr1" draw:layer="layout" svg:width="13.705cm" svg:height="10.279cm" svg:x="3.647cm" svg:y="2.853cm" draw:page-number="37" presentation:class="page"/>
          <draw:frame presentation:style-name="pr11" draw:text-style-name="P3" draw:layer="layout" svg:width="14.517cm" svg:height="11.41cm" svg:x="3.249cm" svg:y="14.13cm" presentation:class="notes" presentation:placeholder="true" presentation:user-transformed="true">
            <draw:text-box/>
          </draw:frame>
        </presentation:notes>
      </draw:page>
      <draw:page draw:name="page38" draw:style-name="dp1" draw:master-page-name="lyt-darkblue" presentation:presentation-page-layout-name="AL1T0">
        <draw:frame presentation:style-name="pr3" draw:text-style-name="P6" draw:layer="layout" svg:width="27.376cm" svg:height="13.231cm" svg:x="0.4cm" svg:y="3.204cm" presentation:class="subtitle" presentation:user-transformed="true">
          <draw:text-box draw:corner-radius="10.956cm">
            <text:p text:style-name="P1"><text:span text:style-name="T8">Sorular ?</text:span></text:p>
          </draw:text-box>
        </draw:frame>
        <presentation:notes draw:style-name="dp2">
          <draw:page-thumbnail draw:style-name="gr1" draw:layer="layout" svg:width="13.705cm" svg:height="10.279cm" svg:x="3.647cm" svg:y="2.853cm" draw:page-number="38"/>
          <draw:frame presentation:style-name="pr2" draw:text-style-name="P3" draw:layer="layout" svg:width="14.517cm" svg:height="11.41cm" svg:x="3.249cm" svg:y="14.13cm" presentation:class="notes" presentation:placeholder="true" presentation:user-transformed="true">
            <draw:text-box/>
          </draw:frame>
        </presentation:notes>
      </draw:page>
      <draw:page draw:name="page39" draw:style-name="dp1" draw:master-page-name="lyt-darkblue" presentation:presentation-page-layout-name="AL1T0">
        <draw:frame presentation:style-name="pr47" draw:text-style-name="P59" draw:layer="layout" svg:width="27.376cm" svg:height="17.001cm" svg:x="0.4cm" svg:y="1.319cm" presentation:class="subtitle" presentation:user-transformed="true">
          <draw:text-box draw:corner-radius="10.956cm">
            <text:p text:style-name="P7"><text:span text:style-name="T30">BAŞLAMAK </text:span></text:p>
            <text:p text:style-name="P7"><text:span text:style-name="T30">İÇİN </text:span></text:p>
            <text:p text:style-name="P7"><text:span text:style-name="T30">HALA </text:span></text:p>
            <text:p text:style-name="P7"><text:span text:style-name="T30">NEYİ </text:span></text:p>
            <text:p text:style-name="P7"><text:span text:style-name="T30">BEKLİYORSUNUZ?</text:span></text:p>
          </draw:text-box>
        </draw:frame>
        <presentation:notes draw:style-name="dp2">
          <draw:page-thumbnail draw:style-name="gr1" draw:layer="layout" svg:width="13.705cm" svg:height="10.279cm" svg:x="3.647cm" svg:y="2.853cm" draw:page-number="39"/>
          <draw:frame presentation:style-name="pr2" draw:text-style-name="P3" draw:layer="layout" svg:width="14.517cm" svg:height="11.41cm" svg:x="3.249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ist" style:family="graphic">
      <style:paragraph-properties style:text-autospace="none"/>
      <style:text-properties style:use-window-font-color="true" fo:font-family="'Times New Roman'" style:font-family-generic="roman" style:font-pitch="variable" fo:font-size="21.2000007629395pt" fo:language="en" fo:country="US" style:font-family-asian="'Lucida Sans Unicode'"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Lucida Sans Unicode'"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Lucida Sans Unicode'" style:font-pitch-asian="variable" style:font-size-asian="21.2000007629395pt" style:language-asian="zxx" style:country-asian="none" style:font-family-complex="Tahoma" style:font-size-complex="21.2000007629395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style:font-relief="embossed"/>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corner-radius="0.001cm"/>
      </draw:frame>
      <draw:rect draw:style-name="Mgr1" draw:text-style-name="MP1" draw:layer="backgroundobjects" svg:width="25.986cm" svg:height="0.268cm" svg:x="2.013cm" svg:y="19.658cm">
        <text:p/>
      </draw:rect>
      <draw:rect draw:style-name="Mgr1" draw:text-style-name="MP1"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5-01-31T18:48:08</meta:creation-date>
    <dc:date>2005-02-02T15:09:50</dc:date>
    <dc:language>en-US</dc:language>
    <meta:editing-cycles>43</meta:editing-cycles>
    <meta:editing-duration>PT4H28M43S</meta:editing-duration>
    <meta:document-statistic meta:object-count="167"/>
    <meta:user-defined meta:name="Info 1"/>
    <meta:user-defined meta:name="Info 2"/>
    <meta:user-defined meta:name="Info 3"/>
    <meta:user-defined meta:name="Info 4"/>
  </office:meta>
</office:document-meta>
</file>